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cc98afc" fo:background-color="transparent" style:font-size-asian="12pt" style:font-size-complex="12pt"/>
    </style:style>
    <style:style style:name="P23" style:family="paragraph" style:parent-style-name="Footnote">
      <style:text-properties style:font-name="Liberation Sans"/>
    </style:style>
    <style:style style:name="P24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7" style:family="paragraph" style:parent-style-name="Footnote">
      <style:text-properties style:font-name="Liberation Sans" officeooo:rsid="043ccc66" officeooo:paragraph-rsid="0e849f1d"/>
    </style:style>
    <style:style style:name="P28" style:family="paragraph" style:parent-style-name="Footnote">
      <style:text-properties style:font-name="Liberation Sans" officeooo:paragraph-rsid="04473353"/>
    </style:style>
    <style:style style:name="P29" style:family="paragraph" style:parent-style-name="Footnote">
      <style:text-properties style:font-name="Liberation Sans" officeooo:paragraph-rsid="0e87ed43"/>
    </style:style>
    <style:style style:name="P30" style:family="paragraph" style:parent-style-name="Footnote">
      <style:text-properties style:font-name="Liberation Sans" officeooo:paragraph-rsid="0dd16467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6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ccd12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6351f8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8ccd12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a0db85"/>
    </style:style>
    <style:style style:name="P58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61" style:family="paragraph" style:parent-style-name="Standard">
      <style:text-properties officeooo:paragraph-rsid="0c8b5238"/>
    </style:style>
    <style:style style:name="P62" style:family="paragraph" style:parent-style-name="Standard">
      <style:text-properties officeooo:paragraph-rsid="0b0ddd8e"/>
    </style:style>
    <style:style style:name="P63" style:family="paragraph" style:parent-style-name="Standard">
      <style:text-properties officeooo:paragraph-rsid="0ca56a54"/>
    </style:style>
    <style:style style:name="P64" style:family="paragraph" style:parent-style-name="Standard">
      <style:text-properties officeooo:paragraph-rsid="04f68805"/>
    </style:style>
    <style:style style:name="P65" style:family="paragraph" style:parent-style-name="Standard">
      <style:text-properties officeooo:paragraph-rsid="0bad8f69"/>
    </style:style>
    <style:style style:name="P66" style:family="paragraph" style:parent-style-name="Standard">
      <style:text-properties officeooo:paragraph-rsid="0a0f7b62"/>
    </style:style>
    <style:style style:name="P67" style:family="paragraph" style:parent-style-name="Standard">
      <style:text-properties officeooo:paragraph-rsid="0cb27039"/>
    </style:style>
    <style:style style:name="P68" style:family="paragraph" style:parent-style-name="Standard">
      <style:text-properties officeooo:paragraph-rsid="0cc50ec9"/>
    </style:style>
    <style:style style:name="P69" style:family="paragraph" style:parent-style-name="Standard">
      <style:text-properties officeooo:paragraph-rsid="0cc5fe5b"/>
    </style:style>
    <style:style style:name="P70" style:family="paragraph" style:parent-style-name="Standard">
      <style:text-properties officeooo:paragraph-rsid="0ce3fa52"/>
    </style:style>
    <style:style style:name="P71" style:family="paragraph" style:parent-style-name="Standard">
      <style:text-properties officeooo:paragraph-rsid="0d09f881"/>
    </style:style>
    <style:style style:name="P72" style:family="paragraph" style:parent-style-name="Standard">
      <style:text-properties officeooo:paragraph-rsid="0d1ec96e"/>
    </style:style>
    <style:style style:name="P73" style:family="paragraph" style:parent-style-name="Standard">
      <style:text-properties officeooo:paragraph-rsid="0d4fb2fa"/>
    </style:style>
    <style:style style:name="P74" style:family="paragraph" style:parent-style-name="Standard">
      <style:text-properties officeooo:paragraph-rsid="0d5d07c4"/>
    </style:style>
    <style:style style:name="P75" style:family="paragraph" style:parent-style-name="Standard">
      <style:text-properties officeooo:paragraph-rsid="0d53d678"/>
    </style:style>
    <style:style style:name="P76" style:family="paragraph" style:parent-style-name="Standard">
      <style:text-properties officeooo:paragraph-rsid="0d8c21b9"/>
    </style:style>
    <style:style style:name="P77" style:family="paragraph" style:parent-style-name="Standard">
      <style:text-properties officeooo:paragraph-rsid="0d72706e"/>
    </style:style>
    <style:style style:name="P78" style:family="paragraph" style:parent-style-name="Standard">
      <style:text-properties officeooo:paragraph-rsid="0dbec325"/>
    </style:style>
    <style:style style:name="P79" style:family="paragraph" style:parent-style-name="Standard">
      <style:text-properties officeooo:paragraph-rsid="0de414b5"/>
    </style:style>
    <style:style style:name="P80" style:family="paragraph" style:parent-style-name="Standard">
      <style:text-properties officeooo:paragraph-rsid="0dedec60"/>
    </style:style>
    <style:style style:name="P81" style:family="paragraph" style:parent-style-name="Standard">
      <style:text-properties officeooo:paragraph-rsid="0e03342d"/>
    </style:style>
    <style:style style:name="P82" style:family="paragraph" style:parent-style-name="Standard">
      <style:text-properties officeooo:paragraph-rsid="0e0463fc"/>
    </style:style>
    <style:style style:name="P83" style:family="paragraph" style:parent-style-name="Standard">
      <style:text-properties officeooo:paragraph-rsid="0e051aee"/>
    </style:style>
    <style:style style:name="P84" style:family="paragraph" style:parent-style-name="Standard">
      <style:text-properties officeooo:paragraph-rsid="0e0bda5c"/>
    </style:style>
    <style:style style:name="P85" style:family="paragraph" style:parent-style-name="Standard">
      <style:text-properties officeooo:paragraph-rsid="0e2a40f4"/>
    </style:style>
    <style:style style:name="P86" style:family="paragraph" style:parent-style-name="Standard">
      <style:text-properties officeooo:paragraph-rsid="0e2f7716"/>
    </style:style>
    <style:style style:name="P87" style:family="paragraph" style:parent-style-name="Standard">
      <style:text-properties officeooo:paragraph-rsid="0e38fc62"/>
    </style:style>
    <style:style style:name="P88" style:family="paragraph" style:parent-style-name="Standard">
      <style:text-properties officeooo:paragraph-rsid="0e61c509"/>
    </style:style>
    <style:style style:name="P89" style:family="paragraph" style:parent-style-name="Standard">
      <style:text-properties officeooo:paragraph-rsid="0e555213"/>
    </style:style>
    <style:style style:name="P90" style:family="paragraph" style:parent-style-name="Standard">
      <style:text-properties officeooo:paragraph-rsid="0e66c33c"/>
    </style:style>
    <style:style style:name="P91" style:family="paragraph" style:parent-style-name="Standard">
      <style:text-properties officeooo:paragraph-rsid="0e66fd24"/>
    </style:style>
    <style:style style:name="P92" style:family="paragraph" style:parent-style-name="Standard">
      <style:text-properties officeooo:paragraph-rsid="0e671814"/>
    </style:style>
    <style:style style:name="P93" style:family="paragraph" style:parent-style-name="Standard">
      <style:text-properties officeooo:paragraph-rsid="0e82f1b0"/>
    </style:style>
    <style:style style:name="P94" style:family="paragraph" style:parent-style-name="Standard">
      <style:text-properties officeooo:paragraph-rsid="0e8aa5aa"/>
    </style:style>
    <style:style style:name="P95" style:family="paragraph" style:parent-style-name="Standard">
      <style:text-properties officeooo:rsid="0e8aa5aa" officeooo:paragraph-rsid="0e8aa5aa"/>
    </style:style>
    <style:style style:name="P96" style:family="paragraph" style:parent-style-name="Standard">
      <style:text-properties officeooo:paragraph-rsid="0e9fd222"/>
    </style:style>
    <style:style style:name="P97" style:family="paragraph" style:parent-style-name="Standard">
      <style:text-properties officeooo:paragraph-rsid="0eb9c424"/>
    </style:style>
    <style:style style:name="P98" style:family="paragraph" style:parent-style-name="Footnote">
      <style:text-properties officeooo:paragraph-rsid="0d4c0055"/>
    </style:style>
    <style:style style:name="P99" style:family="paragraph" style:parent-style-name="Footnote">
      <style:text-properties officeooo:rsid="043ccc66" officeooo:paragraph-rsid="0e849f1d"/>
    </style:style>
    <style:style style:name="P100" style:family="paragraph" style:parent-style-name="Footnote">
      <style:text-properties officeooo:rsid="043ccc66" officeooo:paragraph-rsid="0dca2508"/>
    </style:style>
    <style:style style:name="P101" style:family="paragraph" style:parent-style-name="Footnote">
      <style:text-properties officeooo:paragraph-rsid="0e927a73"/>
    </style:style>
    <style:style style:name="P10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103" style:family="paragraph" style:parent-style-name="Standard">
      <style:text-properties officeooo:rsid="0ec19879" officeooo:paragraph-rsid="0ec19879"/>
    </style:style>
    <style:style style:name="P104" style:family="paragraph" style:parent-style-name="Standard">
      <style:text-properties officeooo:paragraph-rsid="0ec19879"/>
    </style:style>
    <style:style style:name="P10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106" style:family="paragraph" style:parent-style-name="Standard">
      <style:text-properties officeooo:paragraph-rsid="0ec22dd8"/>
    </style:style>
    <style:style style:name="P107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0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9" style:family="text">
      <style:text-properties style:font-name="Liberation Sans" officeooo:rsid="047fb57c"/>
    </style:style>
    <style:style style:name="T20" style:family="text">
      <style:text-properties style:font-name="Liberation Sans" officeooo:rsid="047da547"/>
    </style:style>
    <style:style style:name="T21" style:family="text">
      <style:text-properties style:font-name="Liberation Sans" fo:font-size="10pt" style:font-size-asian="10pt" style:font-size-complex="10pt"/>
    </style:style>
    <style:style style:name="T22" style:family="text">
      <style:text-properties style:font-name="Liberation Sans" fo:font-size="10pt" officeooo:rsid="0db4d737" style:font-size-asian="10pt" style:font-size-complex="10pt"/>
    </style:style>
    <style:style style:name="T23" style:family="text">
      <style:text-properties style:font-name="Liberation Sans" fo:font-size="10pt" officeooo:rsid="0db5d4ba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officeooo:rsid="02f99a6c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3b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c079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db8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051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2b87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8c39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11a406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a0517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d11a406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b00fc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211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12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13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14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15" style:family="text">
      <style:text-properties fo:color="#000000" loext:opacity="100%" style:text-line-through-style="none" style:text-line-through-type="none" style:font-name="Liberation Sans" fo:font-size="12pt" style:text-underline-style="none" officeooo:rsid="0d2b3cbd" style:font-size-asian="12pt" style:font-size-complex="12pt"/>
    </style:style>
    <style:style style:name="T216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17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c53450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4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57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8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7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loext:opacity="100%" style:text-line-through-style="none" style:text-line-through-type="none" style:font-name="Liberation Mono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0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1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2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73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4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5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6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7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3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4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5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6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1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92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9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1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05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6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7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7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8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19" style:family="text">
      <style:text-properties fo:color="#000000" loext:opacity="100%" style:font-name="Liberation Sans" fo:font-size="12pt" style:font-size-asian="12pt" style:font-size-complex="12pt"/>
    </style:style>
    <style:style style:name="T32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21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22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23" style:family="text">
      <style:text-properties fo:color="#000000" loext:opacity="100%" style:font-name="Liberation Sans" fo:font-size="12pt" style:text-underline-style="none" officeooo:rsid="0d11a406" style:font-size-asian="12pt" style:font-size-complex="12pt"/>
    </style:style>
    <style:style style:name="T324" style:family="text">
      <style:text-properties fo:color="#000000" loext:opacity="100%" style:font-name="Liberation Sans" fo:font-size="12pt" style:text-underline-style="none" officeooo:rsid="0bfb9903" style:font-size-asian="12pt" style:font-size-complex="12pt"/>
    </style:style>
    <style:style style:name="T325" style:family="text">
      <style:text-properties fo:color="#000000" loext:opacity="100%" style:font-name="Liberation Sans" fo:font-size="12pt" style:text-underline-style="none" officeooo:rsid="0941f476" style:font-size-asian="12pt" style:font-size-complex="12pt"/>
    </style:style>
    <style:style style:name="T326" style:family="text">
      <style:text-properties fo:color="#000000" loext:opacity="100%" style:font-name="Liberation Sans" fo:font-size="12pt" style:text-underline-style="none" officeooo:rsid="067ff87e" style:font-size-asian="12pt" style:font-size-complex="12pt"/>
    </style:style>
    <style:style style:name="T327" style:family="text">
      <style:text-properties fo:color="#000000" loext:opacity="100%" style:font-name="Liberation Sans" fo:font-size="12pt" style:text-underline-style="none" officeooo:rsid="06807e83" style:font-size-asian="12pt" style:font-size-complex="12pt"/>
    </style:style>
    <style:style style:name="T328" style:family="text">
      <style:text-properties fo:color="#000000" loext:opacity="100%" style:font-name="Liberation Sans" fo:font-size="12pt" style:text-underline-style="none" officeooo:rsid="0588721b" style:font-size-asian="12pt" style:font-size-complex="12pt"/>
    </style:style>
    <style:style style:name="T329" style:family="text">
      <style:text-properties fo:color="#000000" loext:opacity="100%" style:font-name="Liberation Sans" fo:font-size="12pt" style:text-underline-style="none" officeooo:rsid="0bd29e9a" style:font-size-asian="12pt" style:font-size-complex="12pt"/>
    </style:style>
    <style:style style:name="T330" style:family="text">
      <style:text-properties fo:color="#000000" loext:opacity="100%" style:font-name="Liberation Sans" fo:font-size="12pt" style:text-underline-style="none" officeooo:rsid="0e9fd222" style:font-size-asian="12pt" style:font-size-complex="12pt"/>
    </style:style>
    <style:style style:name="T331" style:family="text">
      <style:text-properties fo:color="#000000" loext:opacity="100%" style:font-name="Liberation Sans" fo:font-size="12pt" style:text-underline-style="none" officeooo:rsid="0e5dd5ae" style:font-size-asian="12pt" style:font-size-complex="12pt"/>
    </style:style>
    <style:style style:name="T332" style:family="text">
      <style:text-properties fo:color="#000000" loext:opacity="100%" style:font-name="Liberation Sans" fo:font-size="12pt" style:text-underline-style="none" officeooo:rsid="0e5e40e5" style:font-size-asian="12pt" style:font-size-complex="12pt"/>
    </style:style>
    <style:style style:name="T333" style:family="text">
      <style:text-properties fo:color="#000000" loext:opacity="100%" style:font-name="Liberation Sans" fo:font-size="12pt" style:text-underline-style="none" officeooo:rsid="0594b105" style:font-size-asian="12pt" style:font-size-complex="12pt"/>
    </style:style>
    <style:style style:name="T334" style:family="text">
      <style:text-properties fo:color="#000000" loext:opacity="100%" style:font-name="Liberation Sans" fo:font-size="12pt" style:text-underline-style="none" officeooo:rsid="0bd0b23f" style:font-size-asian="12pt" style:font-size-complex="12pt"/>
    </style:style>
    <style:style style:name="T335" style:family="text">
      <style:text-properties fo:color="#000000" loext:opacity="100%" style:font-name="Liberation Sans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36" style:family="text">
      <style:text-properties fo:color="#000000" loext:opacity="100%" style:font-name="Liberation Sans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37" style:family="text">
      <style:text-properties fo:color="#000000" loext:opacity="100%" style:font-name="Liberation Sans" fo:font-size="12pt" style:text-underline-style="none" fo:font-weight="bold" officeooo:rsid="0e9fd222" style:font-size-asian="12pt" style:font-weight-asian="bold" style:font-size-complex="12pt" style:font-weight-complex="bold"/>
    </style:style>
    <style:style style:name="T338" style:family="text">
      <style:text-properties fo:color="#000000" loext:opacity="100%" style:font-name="Liberation Sans" fo:font-size="12pt" style:text-underline-style="none" fo:font-weight="normal" officeooo:rsid="0bd29e9a" style:font-size-asian="12pt" style:font-weight-asian="normal" style:font-size-complex="12pt" style:font-weight-complex="normal"/>
    </style:style>
    <style:style style:name="T339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0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1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2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3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4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5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6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7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loext:opacity="100%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0" style:family="text">
      <style:text-properties fo:color="#000000" loext:opacity="100%" fo:font-size="10pt" fo:language="nl" fo:country="NL" officeooo:rsid="0e87ed4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loext:opacity="0%" style:font-name="Liberation Sans" officeooo:rsid="047da547"/>
    </style:style>
    <style:style style:name="T35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8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5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2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3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73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74" style:family="text">
      <style:text-properties style:use-window-font-color="true" loext:opacity="0%" style:font-name="Liberation Sans" fo:font-size="12pt" style:font-size-asian="12pt" style:font-size-complex="12pt"/>
    </style:style>
    <style:style style:name="T375" style:family="text">
      <style:text-properties officeooo:rsid="04473353"/>
    </style:style>
    <style:style style:name="T376" style:family="text">
      <style:text-properties fo:font-weight="bold" style:font-weight-asian="bold" style:font-weight-complex="bold"/>
    </style:style>
    <style:style style:name="T377" style:family="text">
      <style:text-properties officeooo:rsid="0aace3cd"/>
    </style:style>
    <style:style style:name="T378" style:family="text">
      <style:text-properties fo:font-size="10pt" style:font-size-asian="10pt" style:font-size-complex="10pt"/>
    </style:style>
    <style:style style:name="T379" style:family="text">
      <style:text-properties officeooo:rsid="0394a435"/>
    </style:style>
    <style:style style:name="T380" style:family="text">
      <style:text-properties officeooo:rsid="0b668458"/>
    </style:style>
    <style:style style:name="T381" style:family="text">
      <style:text-properties officeooo:rsid="0c125172"/>
    </style:style>
    <style:style style:name="T38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8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4" style:family="text">
      <style:text-properties officeooo:rsid="0cf7e116"/>
    </style:style>
    <style:style style:name="T385" style:family="text">
      <style:text-properties officeooo:rsid="0b952edb"/>
    </style:style>
    <style:style style:name="T386" style:family="text">
      <style:text-properties officeooo:rsid="0dd7714a"/>
    </style:style>
    <style:style style:name="T387" style:family="text">
      <style:text-properties officeooo:rsid="0dd5c0d9"/>
    </style:style>
    <style:style style:name="T388" style:family="text">
      <style:text-properties officeooo:rsid="0dd5fde1"/>
    </style:style>
    <style:style style:name="T389" style:family="text">
      <style:text-properties officeooo:rsid="0e87ed43"/>
    </style:style>
    <style:style style:name="T390" style:family="text">
      <style:text-properties loext:padding="0.049cm" loext:border="0.31pt solid #000000"/>
    </style:style>
    <style:style style:name="T391" style:family="text">
      <style:text-properties officeooo:rsid="0ec3cb48"/>
    </style:style>
    <style:style style:name="T392" style:family="text">
      <style:text-properties officeooo:rsid="0ec42890"/>
    </style:style>
    <style:style style:name="T393" style:family="text">
      <style:text-properties officeooo:rsid="0ec6fcb2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1" form:id="control11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5" form:id="control15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7"><text:span text:style-name="T279">C</text:span><text:span text:style-name="T278">hecklist voor </text:span><text:span text:style-name="T280">de installatie</text:span><text:span text:style-name="T278"> van </text:span><text:reference-mark-start text:name="Distributie"/><text:span text:style-name="T281">Debian</text:span><text:reference-mark-end text:name="Distributie"/><text:span text:style-name="T282"> </text:span><text:span text:style-name="T283">GNU/Linux </text:span><text:reference-mark-start text:name="Versie"/><text:span text:style-name="T281">1</text:span><text:span text:style-name="T284">1</text:span><text:reference-mark-end text:name="Versie"/><text:span text:style-name="Strong_20_Emphasis"><text:span text:style-name="T315"> </text:span></text:span><text:span text:style-name="Strong_20_Emphasis"><text:span text:style-name="T316">LTS</text:span></text:span><text:span text:style-name="T285"><text:note text:id="ftn1" text:note-class="footnote"><text:note-citation>1</text:note-citation><text:note-body><text:p text:style-name="P30"><text:span text:style-name="T379">Deze versie heeft codenaam </text:span><text:span text:style-name="T339">B</text:span><text:span text:style-name="T340">ullseye</text:span><text:span text:style-name="T380"> </text:span><text:span text:style-name="T381">(</text:span><text:span text:style-name="T340">bullseye</text:span><text:span text:style-name="T381">)</text:span><text:span text:style-name="T380"> </text:span><text:span text:style-name="T341">en is een zogenaamde LTS-versie (</text:span><text:span text:style-name="T342">LTS=</text:span><text:span text:style-name="T341">Long-Term Support, langetermijnondersteuning). <text:s/></text:span><text:span text:style-name="T343">Deze</text:span><text:span text:style-name="T341"> LTS-versie versch</text:span><text:span text:style-name="T343">een </text:span><text:span text:style-name="T344">in </text:span><text:span text:style-name="T345">augustus</text:span><text:span text:style-name="T341"> 20</text:span><text:span text:style-name="T345">2</text:span><text:span text:style-name="T343">1</text:span><text:span text:style-name="T341"> en wordt vanaf vrijgave </text:span><text:span text:style-name="T344">vijf</text:span><text:span text:style-name="T341"> jaar ondersteund</text:span><text:span text:style-name="T346"> </text:span><text:span text:style-name="T341">(</text:span><text:span text:style-name="T347">updates </text:span><text:span text:style-name="T341">tot </text:span><text:span text:style-name="T345">augustus</text:span><text:span text:style-name="T343"> </text:span><text:span text:style-name="T341">202</text:span><text:span text:style-name="T345">6</text:span><text:span text:style-name="T346">)</text:span><text:span text:style-name="T348">.</text:span></text:p></text:note-body></text:note></text:span><text:span text:style-name="T286"> </text:span><text:reference-mark-start text:name="Editie"/><text:span text:style-name="T287">desktop</text:span><text:reference-mark-end text:name="Editie"/><text:span text:style-name="T288">.</text:span></text:p>
      <text:p text:style-name="P4"/>
      <text:p text:style-name="Standard"><text:span text:style-name="T38">Kijk op</text:span><text:span text:style-name="T307"> </text:span><text:a xlink:type="simple" xlink:href="https://karelzimmer.nl/" text:style-name="Internet_20_link" text:visited-style-name="Visited_20_Internet_20_Link"><text:span text:style-name="T9">karelzimmer.nl</text:span></text:a><text:span text:style-name="T307"> </text:span><text:span text:style-name="T351">voor</text:span><text:span text:style-name="T352"> </text:span><text:span text:style-name="T353">deze en andere </text:span><text:span text:style-name="T39">checklists, scripts, </text:span><text:span text:style-name="T40">en informatie</text:span><text:span text:style-name="T39">.</text:span></text:p>
      <text:p text:style-name="P4"/>
      <text:p text:style-name="P4"><text:span text:style-name="T29">D</text:span><text:span text:style-name="T28">it is een invulbare PD</text:span><text:span text:style-name="T30">F</text:span><text:span text:style-name="T28"> met tekst- en keuzevakken; </text:span><text:span text:style-name="T31">a</text:span><text:span text:style-name="T28">fdrukken is niet noodzakelijk.</text:span></text:p>
      <text:p text:style-name="P39"/>
      <text:p text:style-name="P38"><text:span text:style-name="T1">V</text:span><text:span text:style-name="T19">ul de waarden in het tekstvak achter de </text:span><text:span text:style-name="Definition"><text:span text:style-name="T8">schuingedrukte</text:span></text:span><text:span text:style-name="T1"> </text:span><text:span text:style-name="T20">woorden </text:span><text:span text:style-name="T354">(zie toelichting)</text:span><text:span text:style-name="T20">:</text:span></text:p>
      <text:p text:style-name="P33"><text:span text:style-name="Definition"><text:span text:style-name="T356">g</text:span></text:span><text:span text:style-name="Definition"><text:span text:style-name="T355">ebruiker</text:span></text:span><text:span text:style-name="Definition"><text:span text:style-name="T359"><text:tab/><text:tab/></text:span></text:span><text:span text:style-name="Definition"><text:span text:style-name="T374"> <text:tab/><text:tab/></text:span></text:span><text:span text:style-name="T360"><draw:control text:anchor-type="as-char" svg:y="-0.429cm" draw:z-index="11" draw:name="Gebruiker" draw:style-name="gr2" draw:text-style-name="P113" svg:width="6.061cm" svg:height="0.6cm" draw:control="control12"><svg:title>Gebruiker</svg:title><svg:desc>Volledige naam, bijv. Jan Stek</svg:desc></draw:control></text:span><text:span text:style-name="T360"><text:tab/></text:span><text:span text:style-name="T361">(</text:span><text:span text:style-name="T357">volledige naam, bijv. </text:span><text:span text:style-name="T372">J</text:span><text:span text:style-name="T373">a</text:span><text:span text:style-name="T372">n </text:span><text:span text:style-name="T373">Jansen</text:span><text:span text:style-name="T358">)</text:span></text:p>
      <text:p text:style-name="Standard"><text:span text:style-name="Definition"><text:span text:style-name="T356">g</text:span></text:span><text:span text:style-name="Definition"><text:span text:style-name="T355">ebruikersnaam<text:tab/></text:span></text:span><text:span text:style-name="Definition"><text:span text:style-name="T355"><draw:control text:anchor-type="as-char" svg:y="-0.429cm" draw:z-index="12" draw:name="Gberuikersnaam" draw:style-name="gr2" draw:text-style-name="P113" svg:width="6.061cm" svg:height="0.6cm" draw:control="control13"><svg:title>Gebruikersnaam</svg:title><svg:desc>Korte naam, bijv. jan</svg:desc></draw:control></text:span></text:span><text:span text:style-name="Definition"><text:span text:style-name="T355"><text:tab/></text:span></text:span><text:span text:style-name="T10">(korte naam, bijv. </text:span><text:span text:style-name="T305">j</text:span><text:span text:style-name="T306">a</text:span><text:span text:style-name="T305">n</text:span><text:span text:style-name="T10">)</text:span></text:p>
      <text:p text:style-name="P32"><text:span text:style-name="Definition"><text:span text:style-name="T363">c</text:span></text:span><text:span text:style-name="Definition"><text:span text:style-name="T362">omputernaam<text:tab/><text:tab/></text:span></text:span><text:span text:style-name="Definition"><text:span text:style-name="T360"><draw:control text:anchor-type="as-char" svg:y="-0.429cm" draw:z-index="13" draw:name="Computernaam" draw:style-name="gr2" draw:text-style-name="P113" svg:width="6.061cm" svg:height="0.6cm" draw:control="control14"><svg:title>Computernaam</svg:title><svg:desc>Unieke naam van de computer</svg:desc></draw:control></text:span></text:span><text:span text:style-name="Definition"><text:span text:style-name="T360"><text:tab/></text:span></text:span><text:span text:style-name="Definition"><text:span text:style-name="T366">(</text:span></text:span><text:span text:style-name="Definition"><text:span text:style-name="T367">naam van de compute</text:span></text:span><text:span text:style-name="Definition"><text:span text:style-name="T368">r, </text:span></text:span><text:span text:style-name="Definition"><text:span text:style-name="T369">bijv. pc01</text:span></text:span><text:span text:style-name="Definition"><text:span text:style-name="T366">)</text:span></text:span></text:p>
      <text:p text:style-name="P32"><text:span text:style-name="Definition"><text:span text:style-name="T356">o</text:span></text:span><text:span text:style-name="Definition"><text:span text:style-name="T355">pstartmenu</text:span></text:span><text:span text:style-name="Definition"><text:span text:style-name="T360"><text:tab/><text:tab/><text:tab/></text:span></text:span><text:span text:style-name="Definition"><text:span text:style-name="T360"><draw:control text:anchor-type="as-char" svg:y="-0.429cm" draw:z-index="14" draw:name="Opstartmenu" draw:style-name="gr2" draw:text-style-name="P113" svg:width="6.061cm" svg:height="0.6cm" draw:control="control15"><svg:title>Opstartmenu</svg:title><svg:desc>Toets voor het opstartmenu ("bootmenu")</svg:desc></draw:control></text:span></text:span><text:span text:style-name="Definition"><text:span text:style-name="T360"><text:tab/></text:span></text:span><text:span text:style-name="Definition"><text:span text:style-name="T366">(</text:span></text:span><text:span text:style-name="Definition"><text:span text:style-name="T367">to</text:span></text:span><text:span text:style-name="Definition"><text:span text:style-name="T370">ets voor het opstartmedium</text:span></text:span><text:span text:style-name="Definition"><text:span text:style-name="T371">)</text:span></text:span></text:p>
      <text:p text:style-name="P32"><text:span text:style-name="Definition"><text:span text:style-name="T364">i</text:span></text:span><text:span text:style-name="Definition"><text:span text:style-name="T365">nstellingen</text:span></text:span><text:span text:style-name="T366"><text:tab/> <text:tab/><text:tab/></text:span><text:span text:style-name="T366"><draw:control text:anchor-type="as-char" svg:y="-0.429cm" draw:z-index="10" draw:name="Instellingen" draw:style-name="gr2" draw:text-style-name="P113" svg:width="6.061cm" svg:height="0.6cm" draw:control="control11"><svg:title>Instellingen</svg:title><svg:desc>Toets voor het BIOS/UEFI-scherm ("setup")</svg:desc></draw:control></text:span><text:span text:style-name="T366"><text:tab/>(</text:span><text:span text:style-name="T367">toets voor het BIOS/UEFI-scherm</text:span><text:span text:style-name="T366">)</text:span></text:p>
      <text:p text:style-name="P34"><text:span text:style-name="T294">Vervang </text:span><text:span text:style-name="Definition"><text:span text:style-name="T12">schuingedrukte</text:span></text:span><text:span text:style-name="T294"> </text:span><text:span text:style-name="T295">woorden </text:span><text:span text:style-name="T294">in deze checklist door </text:span><text:span text:style-name="T295">boven</text:span><text:span text:style-name="T294">staande waarden.</text:span></text:p>
      <text:p text:style-name="P40"/>
      <text:p text:style-name="P35"><text:span text:style-name="Strong_20_Emphasis"><text:span text:style-name="T302"/></text:span></text:p>
      <text:p text:style-name="P36"><text:span text:style-name="T296">Nog niet op Linux?<text:tab/></text:span><text:span text:style-name="T299"><text:tab/></text:span><text:span text:style-name="T300">G</text:span><text:span text:style-name="T293">ebruik </text:span><text:span text:style-name="Strong_20_Emphasis"><text:span text:style-name="T304">Checklist migratie</text:span></text:span><text:span text:style-name="T293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97"> onder </text:span><text:span text:style-name="T303">Linux</text:span><text:span text:style-name="T298">.</text:span></text:p>
      <text:p text:style-name="P22"><text:span text:style-name="T273">Nieuwe installatie?<text:tab/></text:span><text:span text:style-name="T275"></text:span><text:span text:style-name="T277"><text:tab/></text:span><text:span text:style-name="T276">B</text:span><text:span text:style-name="T273">egin bij hoofdstuk </text:span><text:span text:style-name="T273"><text:bookmark-ref text:reference-format="page" text:ref-name="__RefNumPara__4009_1271708128">2</text:bookmark-ref></text:span><text:span text:style-name="T273"><text:s text:c="2"/></text:span><text:span text:style-name="T274"><text:bookmark-ref text:reference-format="text" text:ref-name="__RefNumPara__4009_1271708128">Installatie uitvoeren</text:bookmark-ref></text:span><text:span text:style-name="T274">.</text:span></text:p>
      <text:p text:style-name="P31"><text:span text:style-name="Strong_20_Emphasis"><text:span text:style-name="T301"/></text:span></text:p>
      <text:list xml:id="list1977515134" text:style-name="L1">
        <text:list-item>
          <text:p text:style-name="P108"><text:bookmark-start text:name="__RefNumPara__4083_1271708128"/>Installatie voorbereide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106"><text:span text:style-name="Strong_20_Emphasis"><text:span text:style-name="T65"><text:s/></text:span></text:span><text:span text:style-name="Strong_20_Emphasis"><text:span text:style-name="T120"><draw:control text:anchor-type="as-char" draw:z-index="25" draw:name="Vorm 1" draw:style-name="gr1" draw:text-style-name="P112" svg:width="0.35cm" svg:height="0.35cm" draw:control="control26"/></text:span></text:span></text:p>
          </table:table-cell>
          <table:table-cell table:style-name="_31_._5f_Installatie_5f_voorbereiden.A1" office:value-type="string">
            <text:p text:style-name="P105">Leg Wi<text:span text:style-name="T391">F</text:span>i-<text:span text:style-name="T392">gegevens vast zoals de naam v</text:span><text:span text:style-name="T393">a</text:span><text:span text:style-name="T392">n het netwerk (SSID) en wachtwoord</text:span><text:span text:style-name="Strong_20_Emphasis"><text:span text:style-name="T119"><text:note text:id="ftn2" text:note-class="footnote"><text:note-citation>2</text:note-citation><text:note-body><text:p text:style-name="P100"><text:span text:style-name="User_20_Entry"><text:span text:style-name="T223">Bijvoorbeeld v</text:span></text:span><text:span text:style-name="User_20_Entry"><text:span text:style-name="T222">ia Terminalvenster: </text:span></text:span><text:span text:style-name="User_20_Entry"><text:span text:style-name="T270">sudo </text:span></text:span><text:span text:style-name="User_20_Entry"><text:span text:style-name="T272">more</text:span></text:span><text:span text:style-name="User_20_Entry"><text:span text:style-name="T270"> </text:span></text:span><text:span text:style-name="User_20_Entry"><text:span text:style-name="T271">/etc/NetworkManager/system-connections/</text:span></text:span><text:span text:style-name="User_20_Entry"><text:span text:style-name="T270">*</text:span></text:span></text:p></text:note-body></text:note></text:span></text:span><text:span text:style-name="Strong_20_Emphasis"><text:span text:style-name="T119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102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0" draw:name="Vorm3" draw:style-name="gr1" draw:text-style-name="P11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02"><text:span text:style-name="Strong_20_Emphasis"><text:span text:style-name="T65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66"><text:note text:id="ftn3" text:note-class="footnote"><text:note-citation>3</text:note-citation><text:note-body><text:p text:style-name="P27"><text:span text:style-name="T258">E</text:span><text:span text:style-name="T259">v</text:span><text:span text:style-name="T260">en</text:span><text:span text:style-name="T262">t</text:span><text:span text:style-name="T263">uele </text:span><text:span text:style-name="T264">extra </text:span><text:span text:style-name="T266">gebruiker</text:span><text:span text:style-name="T264">s aanmelden </text:span><text:span text:style-name="T265">en dezelfde stappen uitvoeren</text:span><text:span text:style-name="T261">.</text:span></text:p></text:note-body></text:note></text:span></text:span><text:span text:style-name="Strong_20_Emphasis"><text:span text:style-name="T66">.</text:span></text:span></text:p>
          </table:table-cell>
        </table:table-row>
        <table:table-row table:style-name="TableLine94462968373120">
          <table:table-cell table:style-name="_31_._5f_Installatie_5f_voorbereiden.A1" office:value-type="string">
            <text:p text:style-name="P61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4462968468192">
          <table:table-cell table:style-name="_31_._5f_Installatie_5f_voorbereid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15" draw:name="Vorm4" draw:style-name="gr1" draw:text-style-name="P112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65">Installeer </text:span></text:span><text:span text:style-name="Strong_20_Emphasis"><text:span text:style-name="T67">pakket kz</text:span></text:span><text:span text:style-name="Strong_20_Emphasis"><text:span text:style-name="T65"> </text:span></text:span><text:span text:style-name="Strong_20_Emphasis"><text:span text:style-name="T68">via via </text:span></text:span><text:span text:style-name="Strong_20_Emphasis"><text:span text:style-name="T70">een </text:span></text:span><text:span text:style-name="Strong_20_Emphasis"><text:span text:style-name="T71">druk op de </text:span></text:span><text:span text:style-name="Strong_20_Emphasis"><text:span text:style-name="T85">Super</text:span></text:span><text:span text:style-name="Strong_20_Emphasis"><text:span text:style-name="T71">-toets</text:span></text:span><text:span text:style-name="Strong_20_Emphasis"><text:span text:style-name="T71"><text:note text:id="ftn4" text:note-class="footnote"><text:note-citation>4</text:note-citation><text:note-body><text:p text:style-name="P24"><text:span text:style-name="T289">De </text:span><text:span text:style-name="T290">Super</text:span><text:span text:style-name="T289">-toets is de Windows</text:span><text:span text:style-name="T291">-</text:span><text:span text:style-name="T292">toets</text:span><text:span text:style-name="T289">, </text:span><text:span text:style-name="T291">C</text:span><text:span text:style-name="T289">ommand-</text:span><text:span text:style-name="T292">toets</text:span><text:span text:style-name="T289">, of </text:span><text:span text:style-name="T291">V</text:span><text:span text:style-name="T289">ergrootglas-toets.</text:span></text:p></text:note-body></text:note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53">ter</text:span></text:span><text:span text:style-name="Strong_20_Emphasis"><text:span text:style-name="T154">m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55">Terminalvenster</text:span></text:span><text:span text:style-name="Strong_20_Emphasis"><text:span text:style-name="T77">.</text:span></text:span><text:span text:style-name="Strong_20_Emphasis"><text:span text:style-name="T74"> </text:span></text:span></text:p>
          </table:table-cell>
        </table:table-row>
        <table:table-row table:style-name="TableLine94462968406736">
          <table:table-cell table:style-name="_31_._5f_Installatie_5f_voorbereiden.A1" office:value-type="string">
            <text:p text:style-name="P72"><text:span text:style-name="Strong_20_Emphasis"><text:span text:style-name="T65"/></text:span></text:p>
          </table:table-cell>
          <table:table-cell table:style-name="_31_._5f_Installatie_5f_voorbereiden.A1" office:value-type="string">
            <text:p text:style-name="P78"><text:span text:style-name="T4">Typ</text:span><text:span text:style-name="Strong_20_Emphasis"><text:span text:style-name="T78">, of </text:span></text:span><text:span text:style-name="Strong_20_Emphasis"><text:span text:style-name="T74">kopieer en plak, de</text:span></text:span><text:span text:style-name="Strong_20_Emphasis"><text:span text:style-name="T79">z</text:span></text:span><text:span text:style-name="Strong_20_Emphasis"><text:span text:style-name="T74">e </text:span></text:span><text:span text:style-name="Strong_20_Emphasis"><text:span text:style-name="T80">drie </text:span></text:span><text:span text:style-name="Strong_20_Emphasis"><text:span text:style-name="T74">opdrachten, ieder gevolgd door de </text:span></text:span><text:span text:style-name="Strong_20_Emphasis"><text:span text:style-name="T69">Enter</text:span></text:span><text:span text:style-name="Strong_20_Emphasis"><text:span text:style-name="T68">-toets:<text:line-break/></text:span></text:span><text:span text:style-name="User_20_Entry"><text:span text:style-name="T267">sudo</text:span></text:span><text:span text:style-name="User_20_Entry"><text:span text:style-name="T268"> </text:span></text:span><text:span text:style-name="User_20_Entry"><text:span text:style-name="T267">apt install wget</text:span></text:span></text:p>
            <text:p text:style-name="P78"><text:span text:style-name="User_20_Entry"><text:span text:style-name="T268">wget karelzimmer.nl/</text:span></text:span><text:span text:style-name="User_20_Entry"><text:span text:style-name="T269">kz</text:span></text:span><text:span text:style-name="User_20_Entry"><text:span text:style-name="T268"><text:line-break/>bash </text:span></text:span><text:span text:style-name="User_20_Entry"><text:span text:style-name="T269">kz</text:span></text:span></text:p>
          </table:table-cell>
        </table:table-row>
        <table:table-row table:style-name="TableLine94462968476304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95"><text:span text:style-name="T3">V</text:span><text:span text:style-name="Strong_20_Emphasis"><text:span text:style-name="T81">olg </text:span></text:span><text:span text:style-name="Strong_20_Emphasis"><text:span text:style-name="T82">de aanwijzingen op het scherm.</text:span></text:span></text:p>
          </table:table-cell>
        </table:table-row>
        <table:table-row table:style-name="TableLine94462968431712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4462968431216">
          <table:table-cell table:style-name="_31_._5f_Installatie_5f_voorbereid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1" draw:name="Vorm6" draw:style-name="gr1" draw:text-style-name="P11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70">Bereid de installatie voor </text:span></text:span><text:span text:style-name="Strong_20_Emphasis"><text:span text:style-name="T68">via </text:span></text:span><text:span text:style-name="Strong_20_Emphasis"><text:span text:style-name="T70">een </text:span></text:span><text:span text:style-name="Strong_20_Emphasis"><text:span text:style-name="T83">druk </text:span></text:span><text:span text:style-name="Strong_20_Emphasis"><text:span text:style-name="T84">op de </text:span></text:span><text:span text:style-name="Strong_20_Emphasis"><text:span text:style-name="T85">Super</text:span></text:span><text:span text:style-name="Strong_20_Emphasis"><text:span text:style-name="T84">-toets</text:span></text:span><text:span text:style-name="Strong_20_Emphasis"><text:span text:style-name="T35"><text:note-ref text:note-class="footnote" text:reference-format="text" text:ref-name="ftn4">4</text:note-ref></text:span></text:span><text:span text:style-name="Strong_20_Emphasis"><text:span text:style-name="T70">, </text:span></text:span><text:span text:style-name="Strong_20_Emphasis"><text:span text:style-name="T86">t</text:span></text:span><text:span text:style-name="Strong_20_Emphasis"><text:span text:style-name="T73">yp </text:span></text:span><text:span text:style-name="Strong_20_Emphasis"><text:span text:style-name="T156">men</text:span></text:span><text:span text:style-name="Strong_20_Emphasis"><text:span text:style-name="T157">u</text:span></text:span><text:span text:style-name="Strong_20_Emphasis"><text:span text:style-name="T71"> </text:span></text:span><text:span text:style-name="Strong_20_Emphasis"><text:span text:style-name="T87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</text:span></text:span><text:span text:style-name="Strong_20_Emphasis"><text:span text:style-name="T121"> </text:span></text:span><text:span text:style-name="Strong_20_Emphasis"><text:span text:style-name="T181">Installatiem</text:span></text:span><text:span text:style-name="Strong_20_Emphasis"><text:span text:style-name="T182">enu</text:span></text:span><text:span text:style-name="Strong_20_Emphasis"><text:span text:style-name="T84">.</text:span></text:span></text:p>
          </table:table-cell>
        </table:table-row>
        <table:table-row table:style-name="TableLine94462968469520">
          <table:table-cell table:style-name="_31_._5f_Installatie_5f_voorbereiden.A1" office:value-type="string">
            <text:p text:style-name="P68"><text:span text:style-name="Strong_20_Emphasis"><text:span text:style-name="T65"/></text:span></text:p>
          </table:table-cell>
          <table:table-cell table:style-name="_31_._5f_Installatie_5f_voorbereiden.A1" office:value-type="string">
            <text:p text:style-name="P88"><text:span text:style-name="Strong_20_Emphasis"><text:span text:style-name="T88">K</text:span></text:span><text:span text:style-name="Strong_20_Emphasis"><text:span text:style-name="T89">ie</text:span></text:span><text:span text:style-name="Strong_20_Emphasis"><text:span text:style-name="T90">s</text:span></text:span><text:span text:style-name="Strong_20_Emphasis"><text:span text:style-name="T82"> </text:span></text:span><text:span text:style-name="Strong_20_Emphasis"><text:span text:style-name="T183">1</text:span></text:span><text:span text:style-name="Strong_20_Emphasis"><text:span text:style-name="T184"> </text:span></text:span><text:span text:style-name="Strong_20_Emphasis"><text:span text:style-name="T185">In</text:span></text:span><text:span text:style-name="Strong_20_Emphasis"><text:span text:style-name="T174">stallatie voorbereiden</text:span></text:span><text:span text:style-name="Strong_20_Emphasis"><text:span text:style-name="T91"> </text:span></text:span><text:span text:style-name="Strong_20_Emphasis"><text:span text:style-name="T92">en </text:span></text:span><text:span text:style-name="Strong_20_Emphasis"><text:span text:style-name="T93">v</text:span></text:span><text:span text:style-name="Strong_20_Emphasis"><text:span text:style-name="T82">olg de aanwijzingen op het scherm.</text:span></text:span></text:p>
          </table:table-cell>
        </table:table-row>
      </table:table>
      <text:p text:style-name="P43"/>
      <text:list xml:id="list80838808810870" text:continue-numbering="true" text:style-name="L1">
        <text:list-item>
          <text:p text:style-name="P109"><text:bookmark-start text:name="__RefNumPara__4009_1271708128"/>Installatie uitvoeren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462968470880">
          <table:table-cell table:style-name="_32_._5f_Installatie_5f_uitvoer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2" draw:name="Vorm9" draw:style-name="gr1" draw:text-style-name="P11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0"><text:span text:style-name="T319">Start de computer op vanaf </text:span><text:span text:style-name="T320">een </text:span><text:span text:style-name="T320"><text:reference-ref text:reference-format="text" text:ref-name="Distributie">Debian</text:reference-ref></text:span><text:span text:style-name="T320"><text:s/></text:span><text:span text:style-name="Strong_20_Emphasis"><text:span text:style-name="T308"><text:reference-ref text:reference-format="text" text:ref-name="Versie">11</text:reference-ref></text:span></text:span><text:span text:style-name="Strong_20_Emphasis"><text:span text:style-name="T308"><text:s/></text:span></text:span><text:span text:style-name="T321">(</text:span><text:span text:style-name="T322">Live</text:span><text:span text:style-name="T211"><text:note text:id="ftn5" text:note-class="footnote"><text:note-citation>1</text:note-citation><text:note-body><text:p text:style-name="P28"><text:span text:style-name="T375">Vanaf ee</text:span>n Live <text:span text:style-name="T377">USB-stick of </text:span><text:span text:style-name="T349">CD</text:span><text:span text:style-name="T378"> </text:span>kunt <text:span text:style-name="T375">u opstarten en</text:span> met <text:reference-ref text:reference-format="text" text:ref-name="Distributie">Debian</text:reference-ref><text:s/>werken zonder deze te installeren.</text:p></text:note-body></text:note></text:span><text:span text:style-name="T212">)</text:span><text:span text:style-name="T210"> </text:span><text:span text:style-name="T213">GNOME</text:span><text:span text:style-name="T210"> </text:span><text:span text:style-name="T214">USB-stick</text:span><text:span text:style-name="T214"><text:note text:id="ftn6" text:note-class="footnote"><text:note-citation>2</text:note-citation><text:note-body><text:p text:style-name="P101"><text:span text:style-name="T21">D</text:span><text:span text:style-name="Strong_20_Emphasis"><text:span text:style-name="T224">ow</text:span></text:span><text:span text:style-name="Strong_20_Emphasis"><text:span text:style-name="T225">nload </text:span></text:span><text:span text:style-name="Strong_20_Emphasis"><text:span text:style-name="T218">e</text:span></text:span><text:span text:style-name="Strong_20_Emphasis"><text:span text:style-name="T226">e</text:span></text:span><text:span text:style-name="Strong_20_Emphasis"><text:span text:style-name="T227">n</text:span></text:span><text:span text:style-name="Strong_20_Emphasis"><text:span text:style-name="T256"> </text:span></text:span><text:span text:style-name="Strong_20_Emphasis"><text:span text:style-name="T225">Live CD </text:span></text:span><text:span text:style-name="Strong_20_Emphasis"><text:span text:style-name="T228">v</text:span></text:span><text:span text:style-name="Strong_20_Emphasis"><text:span text:style-name="T229">anaf</text:span></text:span><text:span text:style-name="Strong_20_Emphasis"><text:span text:style-name="T230"> </text:span></text:span><text:a xlink:type="simple" xlink:href="https://www.debian.org/CD/live/" text:style-name="Internet_20_link" text:visited-style-name="Visited_20_Internet_20_Link"><text:span text:style-name="Strong_20_Emphasis"><text:span text:style-name="T382">debian.org/cd/live</text:span></text:span></text:a><text:span text:style-name="Strong_20_Emphasis"><text:span text:style-name="T230">, blader naar beneden en klik op </text:span></text:span><text:span text:style-name="Strong_20_Emphasis"><text:span text:style-name="T244">unofficial live images for stable with firmware included</text:span></text:span><text:span text:style-name="Strong_20_Emphasis"><text:span text:style-name="T230">. Klik vervolgens door </text:span></text:span><text:span text:style-name="Strong_20_Emphasis"><text:span text:style-name="T219">naar</text:span></text:span><text:span text:style-name="Strong_20_Emphasis"><text:span text:style-name="T230"> </text:span></text:span><text:span text:style-name="Strong_20_Emphasis"><text:span text:style-name="T244">amd64</text:span></text:span><text:span text:style-name="Strong_20_Emphasis"><text:span text:style-name="T230"> en </text:span></text:span><text:span text:style-name="Strong_20_Emphasis"><text:span text:style-name="T244">iso-hybrid</text:span></text:span><text:span text:style-name="Strong_20_Emphasis"><text:span text:style-name="T230">. </text:span></text:span><text:span text:style-name="Strong_20_Emphasis"><text:span text:style-name="T219">D</text:span></text:span><text:span text:style-name="Strong_20_Emphasis"><text:span text:style-name="T231">aar aangekomen kies </text:span></text:span><text:span text:style-name="T245">debian-live-11</text:span><text:span text:style-name="T246">-</text:span><text:span text:style-name="T245">amd-64-</text:span><text:span text:style-name="T246">gnome</text:span><text:span text:style-name="T247">+non-fre</text:span><text:span text:style-name="T248">e</text:span><text:span text:style-name="T247">.iso</text:span><text:span text:style-name="Strong_20_Emphasis"><text:span text:style-name="T225">, </text:span></text:span><text:span text:style-name="Strong_20_Emphasis"><text:span text:style-name="T224">e</text:span></text:span><text:span text:style-name="Strong_20_Emphasis"><text:span text:style-name="T232">n </text:span></text:span><text:span text:style-name="T21">plaats een USB-stick </text:span><text:span text:style-name="T22">van </text:span><text:span text:style-name="T21">min</text:span><text:span text:style-name="T23">imaal </text:span><text:span text:style-name="T21">4 GB.</text:span></text:p><text:p text:style-name="P98"><text:span text:style-name="T21"><text:tab/></text:span><text:span text:style-name="Strong_20_Emphasis"><text:span text:style-name="T220">G</text:span></text:span><text:span text:style-name="Strong_20_Emphasis"><text:span text:style-name="T233">ebruik </text:span></text:span><text:span text:style-name="Strong_20_Emphasis"><text:span text:style-name="T234">het programma balenaEtche</text:span></text:span><text:span text:style-name="Strong_20_Emphasis"><text:span text:style-name="T235">r</text:span></text:span><text:span text:style-name="Strong_20_Emphasis"><text:span text:style-name="T234"> </text:span></text:span><text:span text:style-name="Strong_20_Emphasis"><text:span text:style-name="T236">(</text:span></text:span><text:a xlink:type="simple" xlink:href="https://www.balena.io/etcher/" text:style-name="Internet_20_link" text:visited-style-name="Visited_20_Internet_20_Link"><text:span text:style-name="Strong_20_Emphasis"><text:span text:style-name="T383">etcher.io</text:span></text:span></text:a><text:span text:style-name="Strong_20_Emphasis"><text:span text:style-name="T236">) </text:span></text:span><text:span text:style-name="Strong_20_Emphasis"><text:span text:style-name="T237">om de CD naar de USB-stick te schrijven</text:span></text:span><text:span text:style-name="Strong_20_Emphasis"><text:span text:style-name="T236">; </text:span></text:span><text:span text:style-name="Strong_20_Emphasis"><text:span text:style-name="T234">balenaEtche</text:span></text:span><text:span text:style-name="Strong_20_Emphasis"><text:span text:style-name="T235">r</text:span></text:span><text:span text:style-name="Strong_20_Emphasis"><text:span text:style-name="T238"> is</text:span></text:span><text:span text:style-name="Strong_20_Emphasis"><text:span text:style-name="T236"> </text:span></text:span><text:span text:style-name="Strong_20_Emphasis"><text:span text:style-name="T239">beschikbaar voor </text:span></text:span><text:span text:style-name="Strong_20_Emphasis"><text:span text:style-name="T240">Windows, </text:span></text:span><text:span text:style-name="Strong_20_Emphasis"><text:span text:style-name="T241">OS X</text:span></text:span><text:span text:style-name="Strong_20_Emphasis"><text:span text:style-name="T234">, </text:span></text:span><text:span text:style-name="Strong_20_Emphasis"><text:span text:style-name="T236">en </text:span></text:span><text:span text:style-name="Strong_20_Emphasis"><text:span text:style-name="T242">GNU/</text:span></text:span><text:span text:style-name="Strong_20_Emphasis"><text:span text:style-name="T234">Linux</text:span></text:span><text:span text:style-name="Strong_20_Emphasis"><text:span text:style-name="T243">.</text:span></text:span></text:p></text:note-body></text:note></text:span><text:span text:style-name="T214"> </text:span><text:span text:style-name="T215">of</text:span><text:span text:style-name="T214"> </text:span><text:span text:style-name="T205">C</text:span><text:span text:style-name="T214">D</text:span><text:span text:style-name="T214"><text:note text:id="ftn7" text:note-class="footnote"><text:note-citation>3</text:note-citation><text:note-body><text:p text:style-name="P23">Telkens u in deze checklist “CD” tegenkomt, geldt dit zowel voor CD's, DVD's als BD's, omdat vanuit het oogpunt van het besturingssysteem al deze technologieën helemaal hetzelfde zijn.</text:p></text:note-body></text:note></text:span><text:span text:style-name="T210">.</text:span></text:p>
            <text:p text:style-name="P63"><text:span text:style-name="T216">Opstartmenu/</text:span><text:span text:style-name="T217">boot menu</text:span><text:span text:style-name="T216"> </text:span><text:span text:style-name="T210">via </text:span><text:span text:style-name="Definition"><text:span text:style-name="T5">opstartmenu</text:span></text:span><text:span text:style-name="T210">, </text:span><text:span text:style-name="T216">instellingen/</text:span><text:span text:style-name="T217">setup</text:span><text:span text:style-name="T210"> via </text:span><text:span text:style-name="Definition"><text:span text:style-name="T5">instellingen</text:span></text:span><text:span text:style-name="T210">.</text:span></text:p>
          </table:table-cell>
        </table:table-row>
        <table:table-row table:style-name="TableLine94462968524240">
          <table:table-cell table:style-name="_32_._5f_Installatie_5f_uitvoeren.A1" office:value-type="string">
            <text:p text:style-name="P68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23">K</text:span></text:span><text:span text:style-name="Strong_20_Emphasis"><text:span text:style-name="T124">ies </text:span></text:span><text:span text:style-name="Strong_20_Emphasis"><text:span text:style-name="T125">eerste keuze </text:span></text:span><text:span text:style-name="Strong_20_Emphasis"><text:span text:style-name="T126">en druk op de </text:span></text:span><text:span text:style-name="Strong_20_Emphasis"><text:span text:style-name="T127">Enter</text:span></text:span><text:span text:style-name="Strong_20_Emphasis"><text:span text:style-name="T126">-toets.</text:span></text:span></text:p>
          </table:table-cell>
        </table:table-row>
        <table:table-row table:style-name="TableLine94462968771904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1"><text:span text:style-name="Strong_20_Emphasis"><text:span text:style-name="T65"><text:s/></text:span></text:span><text:span text:style-name="Strong_20_Emphasis"><text:span text:style-name="T120"><draw:control text:anchor-type="as-char" draw:z-index="19" draw:name="Vorm11_0" draw:style-name="gr1" draw:text-style-name="P112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54"><text:span text:style-name="Strong_20_Emphasis"><text:span text:style-name="T41">O</text:span></text:span><text:span text:style-name="Strong_20_Emphasis"><text:span text:style-name="T42">p </text:span></text:span><text:span text:style-name="Strong_20_Emphasis"><text:span text:style-name="T43">d</text:span></text:span><text:span text:style-name="Strong_20_Emphasis"><text:span text:style-name="T42">e</text:span></text:span><text:span text:style-name="Strong_20_Emphasis"><text:span text:style-name="T44"> </text:span></text:span><text:span text:style-name="Strong_20_Emphasis"><text:span text:style-name="T42">scherm</text:span></text:span><text:span text:style-name="Strong_20_Emphasis"><text:span text:style-name="T43">en</text:span></text:span><text:span text:style-name="Strong_20_Emphasis"><text:span text:style-name="T42"> </text:span></text:span><text:span text:style-name="Strong_20_Emphasis"><text:span text:style-name="T166">Welcom</text:span></text:span><text:span text:style-name="Strong_20_Emphasis"><text:span text:style-name="T193">e</text:span></text:span><text:span text:style-name="Strong_20_Emphasis"><text:span text:style-name="T145"> </text:span></text:span><text:span text:style-name="Strong_20_Emphasis"><text:span text:style-name="T146">en </text:span></text:span><text:span text:style-name="Strong_20_Emphasis"><text:span text:style-name="T194">Typing </text:span></text:span><text:span text:style-name="Strong_20_Emphasis"><text:span text:style-name="T133">klik op </text:span></text:span><text:span text:style-name="Strong_20_Emphasis"><text:span text:style-name="T194">N</text:span></text:span><text:span text:style-name="Strong_20_Emphasis"><text:span text:style-name="T166">ext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9"><text:span text:style-name="Strong_20_Emphasis"><text:span text:style-name="T45">Als het scherm </text:span></text:span><text:span text:style-name="Strong_20_Emphasis"><text:span text:style-name="T168">Wi-Fi</text:span></text:span><text:span text:style-name="Strong_20_Emphasis"><text:span text:style-name="T45"> verschijnt, kies een draadloos netwerk, maak verbinding, en klik op</text:span></text:span><text:span text:style-name="Strong_20_Emphasis"><text:span text:style-name="T133"> </text:span></text:span><text:span text:style-name="Strong_20_Emphasis"><text:span text:style-name="T194">N</text:span></text:span><text:span text:style-name="Strong_20_Emphasis"><text:span text:style-name="T166">ext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6"><text:span text:style-name="Strong_20_Emphasis"><text:span text:style-name="T41">O</text:span></text:span><text:span text:style-name="Strong_20_Emphasis"><text:span text:style-name="T42">p het</text:span></text:span><text:span text:style-name="Strong_20_Emphasis"><text:span text:style-name="T44"> </text:span></text:span><text:span text:style-name="Strong_20_Emphasis"><text:span text:style-name="T42">scherm </text:span></text:span><text:span text:style-name="Strong_20_Emphasis"><text:span text:style-name="T194">Privacy</text:span></text:span><text:span text:style-name="Strong_20_Emphasis"><text:span text:style-name="T145"> </text:span></text:span><text:span text:style-name="Strong_20_Emphasis"><text:span text:style-name="T133">klik op </text:span></text:span><text:span text:style-name="Strong_20_Emphasis"><text:span text:style-name="T194">Next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7"><text:span text:style-name="Strong_20_Emphasis"><text:span text:style-name="T128">O</text:span></text:span><text:span text:style-name="Strong_20_Emphasis"><text:span text:style-name="T134">p het scherm </text:span></text:span><text:span text:style-name="Strong_20_Emphasis"><text:span text:style-name="T173">Connect Your Online Accounts</text:span></text:span><text:span text:style-name="Strong_20_Emphasis"><text:span text:style-name="T134"> </text:span></text:span><text:span text:style-name="Strong_20_Emphasis"><text:span text:style-name="T135">klik </text:span></text:span><text:span text:style-name="Strong_20_Emphasis"><text:span text:style-name="T134">op </text:span></text:span><text:span text:style-name="Strong_20_Emphasis"><text:span text:style-name="T173">Skip</text:span></text:span><text:span text:style-name="Strong_20_Emphasis"><text:span text:style-name="T13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1">O</text:span></text:span><text:span text:style-name="Strong_20_Emphasis"><text:span text:style-name="T42">p het</text:span></text:span><text:span text:style-name="Strong_20_Emphasis"><text:span text:style-name="T44"> </text:span></text:span><text:span text:style-name="Strong_20_Emphasis"><text:span text:style-name="T42">scherm </text:span></text:span><text:span text:style-name="Strong_20_Emphasis"><text:span text:style-name="T193">Setup Complete</text:span></text:span><text:span text:style-name="Strong_20_Emphasis"><text:span text:style-name="T195"> </text:span></text:span><text:span text:style-name="Strong_20_Emphasis"><text:span text:style-name="T133">klik op </text:span></text:span><text:span text:style-name="Strong_20_Emphasis"><text:span text:style-name="T193">Start Using Debian GNU/Linux</text:span></text:span><text:span text:style-name="Strong_20_Emphasis"><text:span text:style-name="T133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6">Sluit het scherm </text:span></text:span><text:span text:style-name="Strong_20_Emphasis"><text:span text:style-name="T196">Getting Started</text:span></text:span><text:span text:style-name="Strong_20_Emphasis"><text:span text:style-name="T4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4462968774208">
          <table:table-cell table:style-name="_32_._5f_Installatie_5f_uitvoeren.A1" office:value-type="string">
            <text:p text:style-name="P76"><text:span text:style-name="Strong_20_Emphasis"><text:span text:style-name="T65"><text:s/></text:span></text:span><text:span text:style-name="Strong_20_Emphasis"><text:span text:style-name="T120"><draw:control text:anchor-type="as-char" draw:z-index="17" draw:name="Vorm13_1" draw:style-name="gr1" draw:text-style-name="P112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47">Start de installatie</text:span></text:span><text:span text:style-name="Strong_20_Emphasis"><text:span text:style-name="T136"> </text:span></text:span><text:span text:style-name="Strong_20_Emphasis"><text:span text:style-name="T68">via </text:span></text:span><text:span text:style-name="Strong_20_Emphasis"><text:span text:style-name="T70">een </text:span></text:span><text:span text:style-name="Strong_20_Emphasis"><text:span text:style-name="T94">klik op </text:span></text:span><text:span text:style-name="Strong_20_Emphasis"><text:span text:style-name="T158">Activities</text:span></text:span><text:span text:style-name="Strong_20_Emphasis"><text:span text:style-name="T94"> en </text:span></text:span><text:span text:style-name="Strong_20_Emphasis"><text:span text:style-name="T95">een </text:span></text:span><text:span text:style-name="Strong_20_Emphasis"><text:span text:style-name="T94">klik op</text:span></text:span><text:span text:style-name="Strong_20_Emphasis"><text:span text:style-name="T96"> </text:span></text:span><text:span text:style-name="Strong_20_Emphasis"><text:span text:style-name="T159">Install Debian</text:span></text:span><text:span text:style-name="Strong_20_Emphasis"><text:span text:style-name="T48">.</text:span></text:span></text:p>
          </table:table-cell>
        </table:table-row>
        <table:table-row table:style-name="TableLine94462968774496">
          <table:table-cell table:style-name="_32_._5f_Installatie_5f_uitvoeren.A1" office:value-type="string">
            <text:p text:style-name="P68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47">Bij </text:span></text:span><text:span text:style-name="Strong_20_Emphasis"><text:span text:style-name="T169">Welcome</text:span></text:span><text:span text:style-name="Strong_20_Emphasis"><text:span text:style-name="T47"> kies </text:span></text:span><text:span text:style-name="Strong_20_Emphasis"><text:span text:style-name="T169">Nederlands</text:span></text:span><text:span text:style-name="Strong_20_Emphasis"><text:span text:style-name="T47"> en klik op </text:span></text:span><text:span text:style-name="Strong_20_Emphasis"><text:span text:style-name="T169">Volgende</text:span></text:span><text:span text:style-name="Strong_20_Emphasis"><text:span text:style-name="T47">.</text:span></text:span></text:p>
          </table:table-cell>
        </table:table-row>
        <table:table-row table:style-name="TableLine94462968774784">
          <table:table-cell table:style-name="_32_._5f_Installatie_5f_uitvoeren.A1" office:value-type="string">
            <text:p text:style-name="P84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9">Bij <text:span text:style-name="T376">Locatie</text:span> kies bij <text:span text:style-name="T376">Regio</text:span> voor <text:span text:style-name="T376">Europa</text:span> en klik op <text:span text:style-name="T376">Volgende</text:span>.</text:p>
          </table:table-cell>
        </table:table-row>
        <table:table-row table:style-name="TableLine94462968775072">
          <table:table-cell table:style-name="_32_._5f_Installatie_5f_uitvoeren.A1" office:value-type="string">
            <text:p text:style-name="P84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9">Bij <text:span text:style-name="T376">Toetsenbord</text:span> kies <text:span text:style-name="T376">English (US)</text:span> en klik op <text:span text:style-name="T376">Volgende</text:span>.</text:p>
          </table:table-cell>
        </table:table-row>
        <table:table-row table:style-name="TableLine9446296877536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4462968775648">
          <table:table-cell table:style-name="_32_._5f_Installatie_5f_uitvoeren.A1" office:value-type="string">
            <text:p text:style-name="P84"><text:span text:style-name="Strong_20_Emphasis"><text:span text:style-name="T65"><text:s/></text:span></text:span><text:span text:style-name="Strong_20_Emphasis"><text:span text:style-name="T120"><draw:control text:anchor-type="as-char" draw:z-index="20" draw:name="Vorm13_4" draw:style-name="gr1" draw:text-style-name="P112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2"><text:span text:style-name="T6">Bij </text:span><text:span text:style-name="T18">Partities</text:span><text:span text:style-name="T6"> </text:span><text:span text:style-name="T317">selecteer</text:span><text:span text:style-name="T6"> </text:span><text:span text:style-name="T7">de </text:span><text:span text:style-name="T6">gewenste </text:span><text:span text:style-name="T318">optie</text:span><text:span text:style-name="Strong_20_Emphasis"><text:span text:style-name="T47"> </text:span></text:span><text:span text:style-name="Strong_20_Emphasis"><text:span text:style-name="T49">en klik op </text:span></text:span><text:span text:style-name="Strong_20_Emphasis"><text:span text:style-name="T170">Volgende</text:span></text:span><text:span text:style-name="Strong_20_Emphasis"><text:span text:style-name="T49">.</text:span></text:span></text:p>
          </table:table-cell>
        </table:table-row>
        <table:table-row table:style-name="TableLine94462968775936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462968776224">
          <table:table-cell table:style-name="_32_._5f_Installatie_5f_uitvoer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3" draw:name="Vorm13" draw:style-name="gr1" draw:text-style-name="P112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129">Bij </text:span></text:span><text:span text:style-name="Strong_20_Emphasis"><text:span text:style-name="T167">Gebruikers</text:span></text:span><text:span text:style-name="Strong_20_Emphasis"><text:span text:style-name="T129"> vul in </text:span></text:span><text:span text:style-name="Strong_20_Emphasis"><text:span text:style-name="T171">Wat is je naam?</text:span></text:span><text:span text:style-name="Strong_20_Emphasis"><text:span text:style-name="T50"> </text:span></text:span><text:span text:style-name="Definition"><text:span text:style-name="T13">gebruiker</text:span></text:span><text:span text:style-name="Strong_20_Emphasis"><text:span text:style-name="T117">,</text:span></text:span><text:span text:style-name="Strong_20_Emphasis"><text:span text:style-name="T51"> </text:span></text:span><text:span text:style-name="Strong_20_Emphasis"><text:span text:style-name="T171">Welke naam wil je gebruiken om in te loggen?</text:span></text:span><text:span text:style-name="Strong_20_Emphasis"><text:span text:style-name="T51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7">, </text:span></text:span><text:span text:style-name="Strong_20_Emphasis"><text:span text:style-name="T172">Wat is de </text:span></text:span><text:span text:style-name="Strong_20_Emphasis"><text:span text:style-name="T171">naam van deze </text:span></text:span><text:span text:style-name="Strong_20_Emphasis"><text:span text:style-name="T172">computer</text:span></text:span><text:span text:style-name="Strong_20_Emphasis"><text:span text:style-name="T52"> </text:span></text:span><text:span text:style-name="Definition"><text:span text:style-name="T13">computernaam</text:span></text:span><text:span text:style-name="Strong_20_Emphasis"><text:span text:style-name="T50">, </text:span></text:span><text:span text:style-name="Strong_20_Emphasis"><text:span text:style-name="T51">v</text:span></text:span><text:span text:style-name="Strong_20_Emphasis"><text:span text:style-name="T50">ul </text:span></text:span><text:span text:style-name="Strong_20_Emphasis"><text:span text:style-name="T53">tweemaal het wachtwoord </text:span></text:span><text:span text:style-name="Strong_20_Emphasis"><text:span text:style-name="T50">in</text:span></text:span><text:span text:style-name="Strong_20_Emphasis"><text:span text:style-name="T150">,</text:span></text:span><text:span text:style-name="Strong_20_Emphasis"><text:span text:style-name="T50"> </text:span></text:span><text:span text:style-name="Strong_20_Emphasis"><text:span text:style-name="T54">en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75">V</text:span></text:span><text:span text:style-name="Strong_20_Emphasis"><text:span text:style-name="T176">olgende</text:span></text:span><text:span text:style-name="Strong_20_Emphasis"><text:span text:style-name="T41">.</text:span></text:span></text:p>
          </table:table-cell>
        </table:table-row>
        <table:table-row table:style-name="TableLine94462968776512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462968776800">
          <table:table-cell table:style-name="_32_._5f_Installatie_5f_uitvoer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4" draw:name="Vorm14" draw:style-name="gr1" draw:text-style-name="P112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55">Bij </text:span></text:span><text:span text:style-name="Strong_20_Emphasis"><text:span text:style-name="T197">Samenvatting</text:span></text:span><text:span text:style-name="Strong_20_Emphasis"><text:span text:style-name="T147"> </text:span></text:span><text:span text:style-name="Strong_20_Emphasis"><text:span text:style-name="T148">controleer het overzicht en</text:span></text:span><text:span text:style-name="Strong_20_Emphasis"><text:span text:style-name="T54">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77">Installeer</text:span></text:span><text:span text:style-name="Strong_20_Emphasis"><text:span text:style-name="T41">.</text:span></text:span></text:p>
          </table:table-cell>
        </table:table-row>
        <table:table-row table:style-name="TableLine94462968777088">
          <table:table-cell table:style-name="_32_._5f_Installatie_5f_uitvoeren.A1" office:value-type="string">
            <text:p text:style-name="P86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86"><text:span text:style-name="Strong_20_Emphasis"><text:span text:style-name="T55">Bij </text:span></text:span><text:span text:style-name="Strong_20_Emphasis"><text:span text:style-name="T198">Beëindigen</text:span></text:span><text:span text:style-name="Strong_20_Emphasis"><text:span text:style-name="T147"> </text:span></text:span><text:span text:style-name="Strong_20_Emphasis"><text:span text:style-name="T50">kl</text:span></text:span><text:span text:style-name="Strong_20_Emphasis"><text:span text:style-name="T41">ik op </text:span></text:span><text:span text:style-name="Strong_20_Emphasis"><text:span text:style-name="T178">Voltooid</text:span></text:span><text:span text:style-name="Strong_20_Emphasis"><text:span text:style-name="T41">.</text:span></text:span></text:p>
          </table:table-cell>
        </table:table-row>
        <table:table-row table:style-name="TableLine94462968777376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1"/>
          </table:table-cell>
        </table:table-row>
        <table:table-row table:style-name="TableLine94462968777888">
          <table:table-cell table:style-name="_32_._5f_Installatie_5f_uitvoer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5" draw:name="Vorm20" draw:style-name="gr1" draw:text-style-name="P112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137">Verwijder </text:span></text:span><text:span text:style-name="Strong_20_Emphasis"><text:span text:style-name="T138">het </text:span></text:span><text:span text:style-name="Strong_20_Emphasis"><text:span text:style-name="T137">installatiemedium (</text:span></text:span><text:span text:style-name="Strong_20_Emphasis"><text:span text:style-name="T139">USB-stick of </text:span></text:span><text:span text:style-name="Strong_20_Emphasis"><text:span text:style-name="T130">C</text:span></text:span><text:span text:style-name="Strong_20_Emphasis"><text:span text:style-name="T139">D</text:span></text:span><text:span text:style-name="Strong_20_Emphasis"><text:span text:style-name="T37"><text:note-ref text:note-class="footnote" text:reference-format="text" text:ref-name="ftn7">3</text:note-ref></text:span></text:span><text:span text:style-name="Strong_20_Emphasis"><text:span text:style-name="T137">) </text:span></text:span><text:span text:style-name="Strong_20_Emphasis"><text:span text:style-name="T140">en</text:span></text:span><text:span text:style-name="Strong_20_Emphasis"><text:span text:style-name="T137"> </text:span></text:span><text:span text:style-name="Strong_20_Emphasis"><text:span text:style-name="T141">druk </text:span></text:span><text:span text:style-name="Strong_20_Emphasis"><text:span text:style-name="T142">op</text:span></text:span><text:span text:style-name="Strong_20_Emphasis"><text:span text:style-name="T141"> </text:span></text:span><text:span text:style-name="Strong_20_Emphasis"><text:span text:style-name="T126">de </text:span></text:span><text:span text:style-name="Strong_20_Emphasis"><text:span text:style-name="T127">Enter</text:span></text:span><text:span text:style-name="Strong_20_Emphasis"><text:span text:style-name="T126">-toets</text:span></text:span><text:span text:style-name="Strong_20_Emphasis"><text:span text:style-name="T143">.</text:span></text:span></text:p>
          </table:table-cell>
        </table:table-row>
      </table:table>
      <text:p text:style-name="P62"><text:span text:style-name="Strong_20_Emphasis"><text:span text:style-name="T141"/></text:span></text:p>
      <text:list xml:id="list80839144173346" text:continue-numbering="true" text:style-name="L1">
        <text:list-item>
          <text:p text:style-name="P111"><text:span text:style-name="Strong_20_Emphasis"><text:span text:style-name="T199">Installatie </text:span></text:span><text:span text:style-name="Strong_20_Emphasis"><text:span text:style-name="T200">afronden</text:span></text:span></text:p>
        </text:list-item>
      </text:list>
      <text:p text:style-name="P64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462968706048">
          <table:table-cell table:style-name="_33_._5f_Installatie_5f_afronden.A1" office:value-type="string">
            <text:p text:style-name="P69"><text:span text:style-name="Strong_20_Emphasis"><text:span text:style-name="T65"><text:s/></text:span></text:span><text:span text:style-name="Strong_20_Emphasis"><text:span text:style-name="T120"><draw:control text:anchor-type="as-char" draw:z-index="6" draw:name="Vorm22" draw:style-name="gr1" draw:text-style-name="P112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7"><text:span text:style-name="Strong_20_Emphasis"><text:span text:style-name="T56">Aanmelden als </text:span></text:span><text:span text:style-name="Definition"><text:span text:style-name="T13">gebruiker</text:span></text:span><text:span text:style-name="Strong_20_Emphasis"><text:span text:style-name="T56">.</text:span></text:span></text:p>
          </table:table-cell>
        </table:table-row>
        <table:table-row table:style-name="TableLine94462968910016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462968843792">
          <table:table-cell table:style-name="_33_._5f_Installatie_5f_afronden.A1" office:value-type="string">
            <text:p text:style-name="P79"><text:span text:style-name="Strong_20_Emphasis"><text:span text:style-name="T65"><text:s/></text:span></text:span><text:span text:style-name="Strong_20_Emphasis"><text:span text:style-name="T120"><draw:control text:anchor-type="as-char" draw:z-index="18" draw:name="Vorm22_1" draw:style-name="gr1" draw:text-style-name="P112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50"><text:span text:style-name="Strong_20_Emphasis"><text:span text:style-name="T41">O</text:span></text:span><text:span text:style-name="Strong_20_Emphasis"><text:span text:style-name="T42">p </text:span></text:span><text:span text:style-name="Strong_20_Emphasis"><text:span text:style-name="T44">de volgende schermen volg de aanwijzingen en klik op</text:span></text:span><text:span text:style-name="Strong_20_Emphasis"><text:span text:style-name="T133"> </text:span></text:span><text:span text:style-name="Strong_20_Emphasis"><text:span text:style-name="T201">Volgende </text:span></text:span><text:span text:style-name="Strong_20_Emphasis"><text:span text:style-name="T149">of </text:span></text:span><text:span text:style-name="Strong_20_Emphasis"><text:span text:style-name="T202">Overslaan</text:span></text:span><text:span text:style-name="Strong_20_Emphasis"><text:span text:style-name="T133">.</text:span></text:span></text:p>
          </table:table-cell>
        </table:table-row>
        <table:table-row table:style-name="TableLine9446296892436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8"><text:span text:style-name="Strong_20_Emphasis"><text:span text:style-name="T41">O</text:span></text:span><text:span text:style-name="Strong_20_Emphasis"><text:span text:style-name="T42">p het scherm </text:span></text:span><text:span text:style-name="Strong_20_Emphasis"><text:span text:style-name="T203">Installatie Voltooid</text:span></text:span><text:span text:style-name="Strong_20_Emphasis"><text:span text:style-name="T195"> </text:span></text:span><text:span text:style-name="Strong_20_Emphasis"><text:span text:style-name="T133">klik op </text:span></text:span><text:span text:style-name="Strong_20_Emphasis"><text:span text:style-name="T203">Beginnen met</text:span></text:span><text:span text:style-name="Strong_20_Emphasis"><text:span text:style-name="T193"> Debian GNU/Linux</text:span></text:span><text:span text:style-name="Strong_20_Emphasis"><text:span text:style-name="T133">.</text:span></text:span></text:p>
          </table:table-cell>
        </table:table-row>
        <table:table-row table:style-name="TableLine9446296885136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1"><text:span text:style-name="Strong_20_Emphasis"><text:span text:style-name="T46">Sluit het scherm </text:span></text:span><text:span text:style-name="Strong_20_Emphasis"><text:span text:style-name="T204">Aan de slag</text:span></text:span><text:span text:style-name="Strong_20_Emphasis"><text:span text:style-name="T46">.</text:span></text:span></text:p>
          </table:table-cell>
        </table:table-row>
        <table:table-row table:style-name="TableLine9446296891976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7"><text:span text:style-name="Strong_20_Emphasis"><text:span text:style-name="T133"/></text:span></text:p>
          </table:table-cell>
        </table:table-row>
        <table:table-row table:style-name="TableLine94462968969472">
          <table:table-cell table:style-name="_33_._5f_Installatie_5f_afronden.A1" office:value-type="string">
            <text:p text:style-name="P69"><text:span text:style-name="Strong_20_Emphasis"><text:span text:style-name="T65"><text:s/></text:span></text:span><text:span text:style-name="Strong_20_Emphasis"><text:span text:style-name="T120"><draw:control text:anchor-type="as-char" draw:z-index="7" draw:name="Vorm23" draw:style-name="gr1" draw:text-style-name="P112" svg:width="0.35cm" svg:height="0.35cm" draw:control="control8"/></text:span></text:span></text:p>
          </table:table-cell>
          <table:table-cell table:style-name="_33_._5f_Installatie_5f_afronden.A1" office:value-type="string">
            <text:p text:style-name="P89"><text:span text:style-name="Strong_20_Emphasis"><text:span text:style-name="T57">Voeg </text:span></text:span><text:span text:style-name="Strong_20_Emphasis"><text:span text:style-name="T58">eventuele </text:span></text:span><text:span text:style-name="Strong_20_Emphasis"><text:span text:style-name="T59">extra </text:span></text:span><text:span text:style-name="Definition"><text:span text:style-name="T25">gebruiker</text:span></text:span><text:span text:style-name="Strong_20_Emphasis"><text:span text:style-name="T144">s </text:span></text:span><text:span text:style-name="Strong_20_Emphasis"><text:span text:style-name="T136">toe </text:span></text:span><text:span text:style-name="Strong_20_Emphasis"><text:span text:style-name="T68">via </text:span></text:span><text:span text:style-name="Strong_20_Emphasis"><text:span text:style-name="T70">een </text:span></text:span><text:span text:style-name="Strong_20_Emphasis"><text:span text:style-name="T71">druk op de </text:span></text:span><text:span text:style-name="Strong_20_Emphasis"><text:span text:style-name="T85">Super</text:span></text:span><text:span text:style-name="Strong_20_Emphasis"><text:span text:style-name="T71">-toets</text:span></text:span><text:span text:style-name="Strong_20_Emphasis"><text:span text:style-name="T71"><text:note text:id="ftn8" text:note-class="footnote"><text:note-citation>1</text:note-citation><text:note-body><text:p text:style-name="P25"><text:span text:style-name="T289">De </text:span><text:span text:style-name="T290">Super</text:span><text:span text:style-name="T289">-toets is de Windows</text:span><text:span text:style-name="T291">-</text:span><text:span text:style-name="T292">toets</text:span><text:span text:style-name="T289">, </text:span><text:span text:style-name="T291">C</text:span><text:span text:style-name="T289">ommand-</text:span><text:span text:style-name="T292">toets</text:span><text:span text:style-name="T289">, of </text:span><text:span text:style-name="T291">V</text:span><text:span text:style-name="T289">ergrootglas-toets.</text:span></text:p></text:note-body></text:note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60">geb</text:span></text:span><text:span text:style-name="Strong_20_Emphasis"><text:span text:style-name="T161">r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</text:span></text:span><text:span text:style-name="Strong_20_Emphasis"><text:span text:style-name="T97">bij </text:span></text:span><text:span text:style-name="Strong_20_Emphasis"><text:span text:style-name="T179">Instellingen </text:span></text:span><text:span text:style-name="Strong_20_Emphasis"><text:span text:style-name="T98">rechts o</text:span></text:span><text:span text:style-name="Strong_20_Emphasis"><text:span text:style-name="T68">p </text:span></text:span><text:span text:style-name="Strong_20_Emphasis"><text:span text:style-name="T180">Gebruikers</text:span></text:span><text:span text:style-name="Strong_20_Emphasis"><text:span text:style-name="T99">.</text:span></text:span></text:p>
          </table:table-cell>
        </table:table-row>
        <table:table-row table:style-name="TableLine94462968970096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0"><text:span text:style-name="Strong_20_Emphasis"><text:span text:style-name="T131">Klik links</text:span></text:span><text:span text:style-name="Strong_20_Emphasis"><text:span text:style-name="T151"> </text:span></text:span><text:span text:style-name="Strong_20_Emphasis"><text:span text:style-name="T100">op </text:span></text:span><text:span text:style-name="Strong_20_Emphasis"><text:span text:style-name="T162">Ontgrendelen</text:span></text:span><text:span text:style-name="Strong_20_Emphasis"><text:span text:style-name="T100"> </text:span></text:span><text:span text:style-name="Strong_20_Emphasis"><text:span text:style-name="T101">en daarna op </text:span></text:span><text:span text:style-name="Strong_20_Emphasis"><text:span text:style-name="T186">Gebruik</text:span></text:span><text:span text:style-name="Strong_20_Emphasis"><text:span text:style-name="T187">er</text:span></text:span><text:span text:style-name="Strong_20_Emphasis"><text:span text:style-name="T186"> toevoegen</text:span></text:span><text:span text:style-name="Strong_20_Emphasis"><text:span text:style-name="T101">.</text:span></text:span></text:p>
          </table:table-cell>
        </table:table-row>
        <table:table-row table:style-name="TableLine9446296897072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0"><text:span text:style-name="Strong_20_Emphasis"><text:span text:style-name="T151">Sluit </text:span></text:span><text:span text:style-name="Strong_20_Emphasis"><text:span text:style-name="T186">Gebruiker toevoegen</text:span></text:span><text:span text:style-name="Strong_20_Emphasis"><text:span text:style-name="T101">.</text:span></text:span></text:p>
          </table:table-cell>
        </table:table-row>
        <table:table-row table:style-name="TableLine9446296891598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462968916608">
          <table:table-cell table:style-name="_33_._5f_Installatie_5f_afronden.A1" office:value-type="string">
            <text:p text:style-name="P69"><text:span text:style-name="Strong_20_Emphasis"><text:span text:style-name="T65"><text:s/></text:span></text:span><text:span text:style-name="Strong_20_Emphasis"><text:span text:style-name="T120"><draw:control text:anchor-type="as-char" draw:z-index="8" draw:name="Vorm25" draw:style-name="gr1" draw:text-style-name="P11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60">Controleer </text:span></text:span><text:span text:style-name="Strong_20_Emphasis"><text:span text:style-name="T61">of er updates zijn </text:span></text:span><text:span text:style-name="Strong_20_Emphasis"><text:span text:style-name="T62">via </text:span></text:span><text:span text:style-name="Strong_20_Emphasis"><text:span text:style-name="T70">een </text:span></text:span><text:span text:style-name="Strong_20_Emphasis"><text:span text:style-name="T102">druk</text:span></text:span><text:span text:style-name="Strong_20_Emphasis"><text:span text:style-name="T70"> op</text:span></text:span><text:span text:style-name="Strong_20_Emphasis"><text:span text:style-name="T77"> de </text:span></text:span><text:span text:style-name="Strong_20_Emphasis"><text:span text:style-name="T85">Super</text:span></text:span><text:span text:style-name="Strong_20_Emphasis"><text:span text:style-name="T77">-toets</text:span></text:span><text:span text:style-name="Strong_20_Emphasis"><text:span text:style-name="T36"><text:note-ref text:note-class="footnote" text:reference-format="text" text:ref-name="ftn8">1</text:note-ref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63">sof</text:span></text:span><text:span text:style-name="Strong_20_Emphasis"><text:span text:style-name="T154">t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88">Software</text:span></text:span><text:span text:style-name="Strong_20_Emphasis"><text:span text:style-name="T77">.</text:span></text:span></text:p>
          </table:table-cell>
        </table:table-row>
        <table:table-row table:style-name="TableLine94462968917232">
          <table:table-cell table:style-name="_33_._5f_Installatie_5f_afronden.A1" office:value-type="string">
            <text:p text:style-name="P69"><text:span text:style-name="Strong_20_Emphasis"><text:span text:style-name="T65"/></text:span></text:p>
          </table:table-cell>
          <table:table-cell table:style-name="_33_._5f_Installatie_5f_afronden.A1" office:value-type="string">
            <text:p text:style-name="P96"><text:span text:style-name="T323">Klik op </text:span><text:span text:style-name="T335">Updates</text:span><text:span text:style-name="T324"> en a</text:span><text:span text:style-name="T325">ls</text:span><text:span text:style-name="T326"> </text:span><text:span text:style-name="T327">er </text:span><text:span text:style-name="T326">updates beschikbaar zijn, k</text:span><text:span text:style-name="T328">lik op </text:span><text:span text:style-name="Strong_20_Emphasis"><text:span text:style-name="T334">Downloaden</text:span></text:span><text:span text:style-name="T328"> </text:span><text:span text:style-name="T329">en vervolgens op </text:span><text:span text:style-name="T336">Herstarten &amp; bijwerken</text:span><text:span text:style-name="T329"> </text:span><text:span text:style-name="T330">en </text:span><text:span text:style-name="T336">Herstarten &amp; </text:span><text:span text:style-name="T337">installeren</text:span><text:span text:style-name="T338">.</text:span></text:p>
          </table:table-cell>
        </table:table-row>
        <table:table-row table:style-name="TableLine9446296895044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91"><text:span text:style-name="T331">Daarna weer </text:span><text:span text:style-name="T332">a</text:span><text:span text:style-name="T333">anmelden als </text:span><text:span text:style-name="Definition"><text:span text:style-name="T17">gebruiker</text:span></text:span><text:span text:style-name="T329">.</text:span></text:p>
          </table:table-cell>
        </table:table-row>
        <table:table-row table:style-name="TableLine9446296895107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4462968951776">
          <table:table-cell table:style-name="_33_._5f_Installatie_5f_afronden.A1" office:value-type="string">
            <text:p text:style-name="P68"><text:span text:style-name="Strong_20_Emphasis"><text:span text:style-name="T65"><text:s/></text:span></text:span><text:span text:style-name="Strong_20_Emphasis"><text:span text:style-name="T120"><draw:control text:anchor-type="as-char" draw:z-index="16" draw:name="Vorm4_1" draw:style-name="gr1" draw:text-style-name="P112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65">Installeer </text:span></text:span><text:span text:style-name="Strong_20_Emphasis"><text:span text:style-name="T103">pakket kz</text:span></text:span><text:span text:style-name="Strong_20_Emphasis"><text:span text:style-name="T65"> </text:span></text:span><text:span text:style-name="Strong_20_Emphasis"><text:span text:style-name="T68">via via </text:span></text:span><text:span text:style-name="Strong_20_Emphasis"><text:span text:style-name="T70">een </text:span></text:span><text:span text:style-name="Strong_20_Emphasis"><text:span text:style-name="T71">druk op de </text:span></text:span><text:span text:style-name="Strong_20_Emphasis"><text:span text:style-name="T85">Super</text:span></text:span><text:span text:style-name="Strong_20_Emphasis"><text:span text:style-name="T71">-toets</text:span></text:span><text:span text:style-name="Strong_20_Emphasis"><text:span text:style-name="T36"><text:note-ref text:note-class="footnote" text:reference-format="text" text:ref-name="ftn8">1</text:note-ref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53">ter</text:span></text:span><text:span text:style-name="Strong_20_Emphasis"><text:span text:style-name="T154">m</text:span></text:span><text:span text:style-name="Strong_20_Emphasis"><text:span text:style-name="T74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55">Terminalvenster</text:span></text:span><text:span text:style-name="Strong_20_Emphasis"><text:span text:style-name="T74">. </text:span></text:span></text:p>
          </table:table-cell>
        </table:table-row>
        <table:table-row table:style-name="TableLine94462968966736">
          <table:table-cell table:style-name="_33_._5f_Installatie_5f_afronden.A1" office:value-type="string">
            <text:p text:style-name="P72"><text:span text:style-name="Strong_20_Emphasis"><text:span text:style-name="T65"/></text:span></text:p>
          </table:table-cell>
          <table:table-cell table:style-name="_33_._5f_Installatie_5f_afronden.A1" office:value-type="string">
            <text:p text:style-name="P77"><text:span text:style-name="T4">Typ</text:span><text:span text:style-name="Strong_20_Emphasis"><text:span text:style-name="T78">, of </text:span></text:span><text:span text:style-name="Strong_20_Emphasis"><text:span text:style-name="T74">kopieer en plak, de</text:span></text:span><text:span text:style-name="Strong_20_Emphasis"><text:span text:style-name="T104">z</text:span></text:span><text:span text:style-name="Strong_20_Emphasis"><text:span text:style-name="T105">e</text:span></text:span><text:span text:style-name="Strong_20_Emphasis"><text:span text:style-name="T74"> </text:span></text:span><text:span text:style-name="Strong_20_Emphasis"><text:span text:style-name="T80">drie </text:span></text:span><text:span text:style-name="Strong_20_Emphasis"><text:span text:style-name="T74">opdrachten, ieder gevolgd door de </text:span></text:span><text:span text:style-name="Strong_20_Emphasis"><text:span text:style-name="T69">Enter</text:span></text:span><text:span text:style-name="Strong_20_Emphasis"><text:span text:style-name="T68">-toets:<text:line-break/></text:span></text:span><text:span text:style-name="User_20_Entry"><text:span text:style-name="T32">sudo</text:span></text:span><text:span text:style-name="User_20_Entry"><text:span text:style-name="T33"> </text:span></text:span><text:span text:style-name="User_20_Entry"><text:span text:style-name="T32">apt install wget</text:span></text:span><text:span text:style-name="User_20_Entry"><text:span text:style-name="T33"><text:line-break/>wget karelzimmer.nl/</text:span></text:span><text:span text:style-name="User_20_Entry"><text:span text:style-name="T34">kz</text:span></text:span><text:span text:style-name="User_20_Entry"><text:span text:style-name="T33"><text:line-break/>bash </text:span></text:span><text:span text:style-name="User_20_Entry"><text:span text:style-name="T34">kz</text:span></text:span></text:p>
          </table:table-cell>
        </table:table-row>
        <table:table-row table:style-name="TableLine94462968967520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94"><text:span text:style-name="Strong_20_Emphasis"><text:span text:style-name="T80">V</text:span></text:span><text:span text:style-name="Strong_20_Emphasis"><text:span text:style-name="T81">olg </text:span></text:span><text:span text:style-name="Strong_20_Emphasis"><text:span text:style-name="T82">de aanwijzingen op het scherm.</text:span></text:span></text:p>
          </table:table-cell>
        </table:table-row>
        <table:table-row table:style-name="TableLine94462968968832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4462968952864">
          <table:table-cell table:style-name="_33_._5f_Installatie_5f_afronden.A1" office:value-type="string">
            <text:p text:style-name="P69"><text:span text:style-name="Strong_20_Emphasis"><text:span text:style-name="T65"><text:s/></text:span></text:span><text:span text:style-name="Strong_20_Emphasis"><text:span text:style-name="T120"><draw:control text:anchor-type="as-char" draw:z-index="9" draw:name="Vorm33" draw:style-name="gr1" draw:text-style-name="P112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70"><text:span text:style-name="Strong_20_Emphasis"><text:span text:style-name="T106">Rond de</text:span></text:span><text:span text:style-name="Strong_20_Emphasis"><text:span text:style-name="T107"> installatie </text:span></text:span><text:span text:style-name="Strong_20_Emphasis"><text:span text:style-name="T106">af </text:span></text:span><text:span text:style-name="Strong_20_Emphasis"><text:span text:style-name="T68">via </text:span></text:span><text:span text:style-name="Strong_20_Emphasis"><text:span text:style-name="T108">een</text:span></text:span><text:span text:style-name="Strong_20_Emphasis"><text:span text:style-name="T109"> druk</text:span></text:span><text:span text:style-name="Strong_20_Emphasis"><text:span text:style-name="T108"> op</text:span></text:span><text:span text:style-name="Strong_20_Emphasis"><text:span text:style-name="T77"> de </text:span></text:span><text:span text:style-name="Strong_20_Emphasis"><text:span text:style-name="T85">Super</text:span></text:span><text:span text:style-name="Strong_20_Emphasis"><text:span text:style-name="T77">-toets</text:span></text:span><text:span text:style-name="Strong_20_Emphasis"><text:span text:style-name="T36"><text:note-ref text:note-class="footnote" text:reference-format="text" text:ref-name="ftn8">1</text:note-ref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64">men</text:span></text:span><text:span text:style-name="Strong_20_Emphasis"><text:span text:style-name="T157">u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81">Installatiem</text:span></text:span><text:span text:style-name="Strong_20_Emphasis"><text:span text:style-name="T182">enu</text:span></text:span><text:span text:style-name="Strong_20_Emphasis"><text:span text:style-name="T71">.</text:span></text:span></text:p>
          </table:table-cell>
        </table:table-row>
        <table:table-row table:style-name="TableLine94462968953648">
          <table:table-cell table:style-name="_33_._5f_Installatie_5f_afronden.A1" office:value-type="string">
            <text:p text:style-name="P69"><text:span text:style-name="Strong_20_Emphasis"><text:span text:style-name="T65"/></text:span></text:p>
          </table:table-cell>
          <table:table-cell table:style-name="_33_._5f_Installatie_5f_afronden.A1" office:value-type="string">
            <text:p text:style-name="P92"><text:span text:style-name="Strong_20_Emphasis"><text:span text:style-name="T91">K</text:span></text:span><text:span text:style-name="Strong_20_Emphasis"><text:span text:style-name="T89">ie</text:span></text:span><text:span text:style-name="Strong_20_Emphasis"><text:span text:style-name="T90">s </text:span></text:span><text:span text:style-name="Strong_20_Emphasis"><text:span text:style-name="T189">3 </text:span></text:span><text:span text:style-name="Strong_20_Emphasis"><text:span text:style-name="T190">Installatie</text:span></text:span><text:span text:style-name="Strong_20_Emphasis"><text:span text:style-name="T191"> </text:span></text:span><text:span text:style-name="Strong_20_Emphasis"><text:span text:style-name="T192">afronden</text:span></text:span><text:span text:style-name="Strong_20_Emphasis"><text:span text:style-name="T91"> </text:span></text:span><text:span text:style-name="Strong_20_Emphasis"><text:span text:style-name="T92">en </text:span></text:span><text:span text:style-name="Strong_20_Emphasis"><text:span text:style-name="T110">v</text:span></text:span><text:span text:style-name="Strong_20_Emphasis"><text:span text:style-name="T82">olg de aanwijzingen op het scherm.</text:span></text:span></text:p>
          </table:table-cell>
        </table:table-row>
        <table:table-row table:style-name="TableLine94462968954432"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92"/>
          </table:table-cell>
        </table:table-row>
        <table:table-row table:style-name="TableLine94462968955456">
          <table:table-cell table:style-name="_33_._5f_Installatie_5f_afronden.A1" office:value-type="string">
            <text:p text:style-name="P104"><text:span text:style-name="Strong_20_Emphasis"><text:span text:style-name="T65"><text:s/></text:span></text:span><text:span text:style-name="Strong_20_Emphasis"><text:span text:style-name="T120"><draw:control text:anchor-type="as-char" draw:z-index="24" draw:name="Vorm33_0" draw:style-name="gr1" draw:text-style-name="P112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103">Herstart de computer</text:p>
          </table:table-cell>
        </table:table-row>
      </table:table>
      <text:p text:style-name="P64"><text:span text:style-name="Strong_20_Emphasis"><text:span text:style-name="T56"><text:tab/></text:span></text:span></text:p>
      <text:p text:style-name="P65"><text:span text:style-name="Strong_20_Emphasis"><text:span text:style-name="T92"/></text:span></text:p>
      <text:p text:style-name="P66"><text:span text:style-name="Strong_20_Emphasis"><text:span text:style-name="T82"/></text:span></text:p>
      <text:list xml:id="list80838637339483" text:continue-numbering="true" text:style-name="L1">
        <text:list-item>
          <text:p text:style-name="P110"><text:span text:style-name="Strong_20_Emphasis"><text:span text:style-name="T2">Gebruiker inrichten</text:span></text:span></text:p>
        </text:list-item>
      </text:list>
      <text:p text:style-name="P45"/>
      <table:table table:name="Tabel2" table:style-name="Tabel2">
        <table:table-column table:style-name="Tabel2.A"/>
        <table:table-column table:style-name="Tabel2.B"/>
        <table:table-row table:style-name="TableLine94462968956160">
          <table:table-cell table:style-name="Tabel2.A1" office:value-type="string">
            <text:p text:style-name="P87"><text:span text:style-name="Strong_20_Emphasis"><text:span text:style-name="T65"><text:s/></text:span></text:span><text:span text:style-name="Strong_20_Emphasis"><text:span text:style-name="T120"><draw:control text:anchor-type="as-char" draw:z-index="21" draw:name="Vorm36_0" draw:style-name="gr1" draw:text-style-name="P112" svg:width="0.35cm" svg:height="0.35cm" draw:control="control22"/></text:span></text:span></text:p>
          </table:table-cell>
          <table:table-cell table:style-name="Tabel2.A1" office:value-type="string">
            <text:p text:style-name="P53"><text:span text:style-name="Strong_20_Emphasis"><text:span text:style-name="T56">Aanmelden als </text:span></text:span><text:span text:style-name="Definition"><text:span text:style-name="T13">gebruiker</text:span></text:span><text:span text:style-name="Strong_20_Emphasis"><text:span text:style-name="T66"><text:note text:id="ftn9" text:note-class="footnote"><text:note-citation>1</text:note-citation><text:note-body><text:p text:style-name="P99"><text:span text:style-name="User_20_Entry"><text:span text:style-name="T221">E</text:span></text:span><text:span text:style-name="User_20_Entry"><text:span text:style-name="T249">v</text:span></text:span><text:span text:style-name="User_20_Entry"><text:span text:style-name="T250">en</text:span></text:span><text:span text:style-name="User_20_Entry"><text:span text:style-name="T252">t</text:span></text:span><text:span text:style-name="User_20_Entry"><text:span text:style-name="T253">uele </text:span></text:span><text:span text:style-name="User_20_Entry"><text:span text:style-name="T254">extra </text:span></text:span><text:span text:style-name="User_20_Entry"><text:span text:style-name="T257">gebruiker</text:span></text:span><text:span text:style-name="User_20_Entry"><text:span text:style-name="T254">s aanmelden </text:span></text:span><text:span text:style-name="User_20_Entry"><text:span text:style-name="T255">en dezelfde stappen uitvoeren</text:span></text:span><text:span text:style-name="User_20_Entry"><text:span text:style-name="T251">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 table:style-name="TableLine94462969065872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4462951456064">
          <table:table-cell table:style-name="Tabel2.A1" office:value-type="string">
            <text:p text:style-name="P93"><text:span text:style-name="Strong_20_Emphasis"><text:span text:style-name="T65"><text:s/></text:span></text:span><text:span text:style-name="Strong_20_Emphasis"><text:span text:style-name="T120"><draw:control text:anchor-type="as-char" draw:z-index="22" draw:name="Vorm36_2" draw:style-name="gr1" draw:text-style-name="P112" svg:width="0.35cm" svg:height="0.35cm" draw:control="control23"/></text:span></text:span></text:p>
          </table:table-cell>
          <table:table-cell table:style-name="Tabel2.A1" office:value-type="string">
            <text:p text:style-name="P52"><text:span text:style-name="Strong_20_Emphasis"><text:span text:style-name="T111">R</text:span></text:span><text:span text:style-name="Strong_20_Emphasis"><text:span text:style-name="T112">icht </text:span></text:span><text:span text:style-name="Strong_20_Emphasis"><text:span text:style-name="T113">de </text:span></text:span><text:span text:style-name="Definition"><text:span text:style-name="T26">gebruiker</text:span></text:span><text:span text:style-name="Strong_20_Emphasis"><text:span text:style-name="T112"> </text:span></text:span><text:span text:style-name="Strong_20_Emphasis"><text:span text:style-name="T114">in </text:span></text:span><text:span text:style-name="Strong_20_Emphasis"><text:span text:style-name="T68">via </text:span></text:span><text:span text:style-name="Strong_20_Emphasis"><text:span text:style-name="T108">een</text:span></text:span><text:span text:style-name="Strong_20_Emphasis"><text:span text:style-name="T109"> druk</text:span></text:span><text:span text:style-name="Strong_20_Emphasis"><text:span text:style-name="T108"> op</text:span></text:span><text:span text:style-name="Strong_20_Emphasis"><text:span text:style-name="T77"> de </text:span></text:span><text:span text:style-name="Strong_20_Emphasis"><text:span text:style-name="T85">Super</text:span></text:span><text:span text:style-name="Strong_20_Emphasis"><text:span text:style-name="T77">-toets</text:span></text:span><text:span text:style-name="Strong_20_Emphasis"><text:span text:style-name="T36"><text:note text:id="ftn10" text:note-class="footnote"><text:note-citation>2</text:note-citation><text:note-body><text:p text:style-name="P26"><text:span text:style-name="T289">D</text:span>e <text:span text:style-name="T390">Super</text:span>-toets <text:span text:style-name="T289">is </text:span>de Windows<text:span text:style-name="T384">-</text:span><text:span text:style-name="T385">toets</text:span>, <text:span text:style-name="T384">C</text:span>ommand-<text:span text:style-name="T385">toets</text:span>, of <text:span text:style-name="T384">V</text:span>ergrootglas-toets.</text:p></text:note-body></text:note></text:span></text:span><text:span text:style-name="Strong_20_Emphasis"><text:span text:style-name="T70">, </text:span></text:span><text:span text:style-name="Strong_20_Emphasis"><text:span text:style-name="T72">t</text:span></text:span><text:span text:style-name="Strong_20_Emphasis"><text:span text:style-name="T73">yp </text:span></text:span><text:span text:style-name="Strong_20_Emphasis"><text:span text:style-name="T164">men</text:span></text:span><text:span text:style-name="Strong_20_Emphasis"><text:span text:style-name="T157">u</text:span></text:span><text:span text:style-name="Strong_20_Emphasis"><text:span text:style-name="T71"> </text:span></text:span><text:span text:style-name="Strong_20_Emphasis"><text:span text:style-name="T75">e</text:span></text:span><text:span text:style-name="Strong_20_Emphasis"><text:span text:style-name="T68">n </text:span></text:span><text:span text:style-name="Strong_20_Emphasis"><text:span text:style-name="T76">k</text:span></text:span><text:span text:style-name="Strong_20_Emphasis"><text:span text:style-name="T68">lik op het pictogram van </text:span></text:span><text:span text:style-name="Strong_20_Emphasis"><text:span text:style-name="T181">Installatiem</text:span></text:span><text:span text:style-name="Strong_20_Emphasis"><text:span text:style-name="T182">enu</text:span></text:span><text:span text:style-name="Strong_20_Emphasis"><text:span text:style-name="T71">.</text:span></text:span></text:p>
          </table:table-cell>
        </table:table-row>
        <table:table-row table:style-name="TableLine9446296904940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2"><text:span text:style-name="Strong_20_Emphasis"><text:span text:style-name="T91">K</text:span></text:span><text:span text:style-name="Strong_20_Emphasis"><text:span text:style-name="T89">ie</text:span></text:span><text:span text:style-name="Strong_20_Emphasis"><text:span text:style-name="T90">s </text:span></text:span><text:span text:style-name="Strong_20_Emphasis"><text:span text:style-name="T189">4 </text:span></text:span><text:span text:style-name="Strong_20_Emphasis"><text:span text:style-name="T165">Gebruiker inrichten</text:span></text:span><text:span text:style-name="Strong_20_Emphasis"><text:span text:style-name="T91"> </text:span></text:span><text:span text:style-name="Strong_20_Emphasis"><text:span text:style-name="T92">en </text:span></text:span><text:span text:style-name="Strong_20_Emphasis"><text:span text:style-name="T115">v</text:span></text:span><text:span text:style-name="Strong_20_Emphasis"><text:span text:style-name="T82">olg de aanwijzingen op het scherm</text:span></text:span><text:span text:style-name="Strong_20_Emphasis"><text:span text:style-name="T152"><text:note text:id="ftn11" text:note-class="footnote"><text:note-citation>3</text:note-citation><text:note-body><text:p text:style-name="P29">Het inrichten kan nagelopen worden <text:span text:style-name="T386">met </text:span>bestanden in <text:span text:style-name="T386">map</text:span><text:span text:style-name="T387"> </text:span><text:span text:style-name="T388">kz-</text:span><text:span text:style-name="T386">install </text:span><text:span text:style-name="T350">en</text:span><text:span text:style-name="T386"> kz-setup </text:span><text:span text:style-name="T389">in </text:span><text:span text:style-name="T387">map Documenten</text:span>.</text:p></text:note-body></text:note></text:span></text:span><text:span text:style-name="Strong_20_Emphasis"><text:span text:style-name="T152">.</text:span></text:span></text:p>
          </table:table-cell>
        </table:table-row>
        <table:table-row table:style-name="TableLine94462968949088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2"/>
          </table:table-cell>
        </table:table-row>
        <table:table-row table:style-name="TableLine94462969071264">
          <table:table-cell table:style-name="Tabel2.A1" office:value-type="string">
            <text:p text:style-name="P20"><text:span text:style-name="Strong_20_Emphasis"><text:span text:style-name="T118"><text:s/></text:span></text:span><text:span text:style-name="Strong_20_Emphasis"><text:span text:style-name="T122"><draw:control text:anchor-type="as-char" draw:z-index="23" draw:name="Vorm36_1" draw:style-name="gr1" draw:text-style-name="P112" svg:width="0.35cm" svg:height="0.35cm" draw:control="control24"/></text:span></text:span></text:p>
          </table:table-cell>
          <table:table-cell table:style-name="Tabel2.A1" office:value-type="string">
            <text:p text:style-name="P60">Afmelden.</text:p>
          </table:table-cell>
        </table:table-row>
      </table:table>
      <text:p text:style-name="P47"><text:span text:style-name="Strong_20_Emphasis"><text:span text:style-name="T116"/></text:span></text:p>
      <text:p text:style-name="P19"/>
      <text:p text:style-name="P97"><text:span text:style-name="T206">E</text:span><text:span text:style-name="T207">inde c</text:span><text:span text:style-name="T208">hecklist, </text:span><text:span text:style-name="T209">d</text:span><text:span text:style-name="T208">e</text:span><text:span text:style-name="T309"> installatie van </text:span><text:span text:style-name="T309"><text:reference-ref text:reference-format="text" text:ref-name="Distributie">Debian</text:reference-ref></text:span><text:span text:style-name="T309"><text:s/></text:span><text:span text:style-name="Strong_20_Emphasis"><text:span text:style-name="T310">GNU/Linux</text:span></text:span><text:span text:style-name="Strong_20_Emphasis"><text:span text:style-name="T309"> </text:span></text:span><text:span text:style-name="T311"><text:reference-ref text:reference-format="text" text:ref-name="Versie">11</text:reference-ref></text:span><text:span text:style-name="Strong_20_Emphasis"><text:span text:style-name="T313"><text:s/></text:span></text:span><text:span text:style-name="Strong_20_Emphasis"><text:span text:style-name="T314">LTS</text:span></text:span><text:span text:style-name="T312"> </text:span><text:span text:style-name="T309"><text:reference-ref text:reference-format="text" text:ref-name="Editie">desktop</text:reference-ref></text:span><text:span text:style-name="T309"><text:s/>is voltooid.</text:span></text:p>
      <text:p text:style-name="P46"/>
      <text:p text:style-name="P37"><text:span text:style-name="T132">Geschreven</text:span><text:span text:style-name="T63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3">&gt;</text:span><text:span text:style-name="T6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4-26T08:08:37.098065488">26-04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6T08:08:36.900519609</dc:date>
    <meta:keyword>Installatie</meta:keyword>
    <meta:keyword>Checklist</meta:keyword>
    <meta:keyword>Linux</meta:keyword>
    <meta:editing-cycles>6514</meta:editing-cycles>
    <meta:editing-duration>P11DT13H22M28S</meta:editing-duration>
    <meta:print-date>2021-03-23T20:07:57.967210640</meta:print-date>
    <dc:creator>Karel Zimmer</dc:creator>
    <meta:document-statistic meta:table-count="4" meta:image-count="0" meta:object-count="0" meta:page-count="4" meta:paragraph-count="101" meta:word-count="853" meta:character-count="5740" meta:non-whitespace-character-count="4924"/>
    <meta:user-defined meta:name="Info 1"/>
    <meta:user-defined meta:name="Info 2"/>
    <meta:user-defined meta:name="Info 3"/>
    <meta:user-defined meta:name="Info 4"/>
  </office:meta>
</office:document-meta>
</file>